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302410" table:style-name="ce5">
            <text:p>8.302.410</text:p>
          </table:table-cell>
          <table:table-cell office:value-type="float" office:value="1539300" table:style-name="ce5">
            <text:p>1.539.3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2172960" table:style-name="ce6">
            <text:p>12.172.960</text:p>
          </table:table-cell>
          <table:table-cell office:value-type="float" office:value="11478072" table:style-name="ce6">
            <text:p>11.478.072</text:p>
          </table:table-cell>
          <table:table-cell office:value-type="percentage" office:value="0.94291544538058125" table:style-name="ce7">
            <text:p>94,3%</text:p>
          </table:table-cell>
          <table:table-cell office:value-type="float" office:value="6413750" table:style-name="ce5">
            <text:p>6.413.750</text:p>
          </table:table-cell>
          <table:table-cell office:value-type="float" office:value="5642031" table:style-name="ce5">
            <text:p>5.642.031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345815" table:style-name="ce5">
            <text:p>1.345.815</text:p>
          </table:table-cell>
          <table:table-cell office:value-type="float" office:value="203700" table:style-name="ce5">
            <text:p>203.7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899915" table:style-name="ce6">
            <text:p>1.899.915</text:p>
          </table:table-cell>
          <table:table-cell office:value-type="float" office:value="1820107" table:style-name="ce6">
            <text:p>1.820.107</text:p>
          </table:table-cell>
          <table:table-cell office:value-type="percentage" office:value="0.95799391025387981" table:style-name="ce7">
            <text:p>95,8%</text:p>
          </table:table-cell>
          <table:table-cell office:value-type="float" office:value="1005429" table:style-name="ce5">
            <text:p>1.005.429</text:p>
          </table:table-cell>
          <table:table-cell office:value-type="float" office:value="917693" table:style-name="ce5">
            <text:p>917.693</text:p>
          </table:table-cell>
          <table:table-cell office:value-type="date" office:date-value="2021-08-21T00:00:00" table:style-name="ce8">
            <text:p>2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89005" table:style-name="ce5">
            <text:p>1.089.005</text:p>
          </table:table-cell>
          <table:table-cell office:value-type="float" office:value="148800" table:style-name="ce5">
            <text:p>148.8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523405" table:style-name="ce6">
            <text:p>1.523.405</text:p>
          </table:table-cell>
          <table:table-cell office:value-type="float" office:value="1548095" table:style-name="ce6">
            <text:p>1.548.095</text:p>
          </table:table-cell>
          <table:table-cell office:value-type="percentage" office:value="1.0162071149825556" table:style-name="ce7">
            <text:p>101,6%</text:p>
          </table:table-cell>
          <table:table-cell office:value-type="float" office:value="834066" table:style-name="ce5">
            <text:p>834.066</text:p>
          </table:table-cell>
          <table:table-cell office:value-type="float" office:value="771700" table:style-name="ce5">
            <text:p>771.700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118880" table:style-name="ce5">
            <text:p>1.118.880</text:p>
          </table:table-cell>
          <table:table-cell office:value-type="float" office:value="252300" table:style-name="ce5">
            <text:p>252.3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689980" table:style-name="ce6">
            <text:p>1.689.980</text:p>
          </table:table-cell>
          <table:table-cell office:value-type="float" office:value="1467392" table:style-name="ce6">
            <text:p>1.467.392</text:p>
          </table:table-cell>
          <table:table-cell office:value-type="percentage" office:value="0.86828956555698888" table:style-name="ce7">
            <text:p>86,8%</text:p>
          </table:table-cell>
          <table:table-cell office:value-type="float" office:value="807843" table:style-name="ce5">
            <text:p>807.843</text:p>
          </table:table-cell>
          <table:table-cell office:value-type="float" office:value="741676" table:style-name="ce5">
            <text:p>741.676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054490" table:style-name="ce5">
            <text:p>2.054.490</text:p>
          </table:table-cell>
          <table:table-cell office:value-type="float" office:value="443900" table:style-name="ce5">
            <text:p>443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135740" table:style-name="ce6">
            <text:p>3.135.740</text:p>
          </table:table-cell>
          <table:table-cell office:value-type="float" office:value="2838958" table:style-name="ce6">
            <text:p>2.838.958</text:p>
          </table:table-cell>
          <table:table-cell office:value-type="percentage" office:value="0.90535503581291821" table:style-name="ce7">
            <text:p>90,5%</text:p>
          </table:table-cell>
          <table:table-cell office:value-type="float" office:value="1587828" table:style-name="ce5">
            <text:p>1.587.828</text:p>
          </table:table-cell>
          <table:table-cell office:value-type="float" office:value="1395874" table:style-name="ce5">
            <text:p>1.395.874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93925" table:style-name="ce5">
            <text:p>593.925</text:p>
          </table:table-cell>
          <table:table-cell office:value-type="float" office:value="84600" table:style-name="ce5">
            <text:p>84.6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833675" table:style-name="ce6">
            <text:p>833.675</text:p>
          </table:table-cell>
          <table:table-cell office:value-type="float" office:value="790015" table:style-name="ce6">
            <text:p>790.015</text:p>
          </table:table-cell>
          <table:table-cell office:value-type="percentage" office:value="0.94762947191651425" table:style-name="ce7">
            <text:p>94,8%</text:p>
          </table:table-cell>
          <table:table-cell office:value-type="float" office:value="434736" table:style-name="ce5">
            <text:p>434.736</text:p>
          </table:table-cell>
          <table:table-cell office:value-type="float" office:value="385949" table:style-name="ce5">
            <text:p>385.949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551485" table:style-name="ce5">
            <text:p>2.551.485</text:p>
          </table:table-cell>
          <table:table-cell office:value-type="float" office:value="358300" table:style-name="ce5">
            <text:p>358.3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537035" table:style-name="ce6">
            <text:p>3.537.035</text:p>
          </table:table-cell>
          <table:table-cell office:value-type="float" office:value="3405711" table:style-name="ce6">
            <text:p>3.405.711</text:p>
          </table:table-cell>
          <table:table-cell office:value-type="percentage" office:value="0.9628717273083246" table:style-name="ce7">
            <text:p>96,3%</text:p>
          </table:table-cell>
          <table:table-cell office:value-type="float" office:value="1890526" table:style-name="ce5">
            <text:p>1.890.526</text:p>
          </table:table-cell>
          <table:table-cell office:value-type="float" office:value="1698895" table:style-name="ce5">
            <text:p>1.698.895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027475" table:style-name="ce5">
            <text:p>2.027.475</text:p>
          </table:table-cell>
          <table:table-cell office:value-type="float" office:value="330700" table:style-name="ce5">
            <text:p>330.7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920450" table:style-name="ce6">
            <text:p>2.920.450</text:p>
          </table:table-cell>
          <table:table-cell office:value-type="float" office:value="2736930" table:style-name="ce6">
            <text:p>2.736.930</text:p>
          </table:table-cell>
          <table:table-cell office:value-type="percentage" office:value="0.93716036912119705" table:style-name="ce7">
            <text:p>93,7%</text:p>
          </table:table-cell>
          <table:table-cell office:value-type="float" office:value="1542133" table:style-name="ce5">
            <text:p>1.542.133</text:p>
          </table:table-cell>
          <table:table-cell office:value-type="float" office:value="1344416" table:style-name="ce5">
            <text:p>1.344.416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7720280" table:style-name="ce5">
            <text:p>7.720.280</text:p>
          </table:table-cell>
          <table:table-cell office:value-type="float" office:value="1320500" table:style-name="ce5">
            <text:p>1.320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1178380" table:style-name="ce6">
            <text:p>11.178.380</text:p>
          </table:table-cell>
          <table:table-cell office:value-type="float" office:value="9937207" table:style-name="ce6">
            <text:p>9.937.207</text:p>
          </table:table-cell>
          <table:table-cell office:value-type="percentage" office:value="0.8889666481189582" table:style-name="ce7">
            <text:p>88,9%</text:p>
          </table:table-cell>
          <table:table-cell office:value-type="float" office:value="5578705" table:style-name="ce5">
            <text:p>5.578.705</text:p>
          </table:table-cell>
          <table:table-cell office:value-type="float" office:value="4931088" table:style-name="ce5">
            <text:p>4.931.088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040550" table:style-name="ce5">
            <text:p>5.040.550</text:p>
          </table:table-cell>
          <table:table-cell office:value-type="float" office:value="871200" table:style-name="ce5">
            <text:p>871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125800" table:style-name="ce6">
            <text:p>7.125.800</text:p>
          </table:table-cell>
          <table:table-cell office:value-type="float" office:value="6696829" table:style-name="ce6">
            <text:p>6.696.829</text:p>
          </table:table-cell>
          <table:table-cell office:value-type="percentage" office:value="0.93980030312385976" table:style-name="ce7">
            <text:p>94,0%</text:p>
          </table:table-cell>
          <table:table-cell office:value-type="float" office:value="3848218" table:style-name="ce5">
            <text:p>3.848.218</text:p>
          </table:table-cell>
          <table:table-cell office:value-type="float" office:value="3237321" table:style-name="ce5">
            <text:p>3.237.321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081745" table:style-name="ce5">
            <text:p>1.081.745</text:p>
          </table:table-cell>
          <table:table-cell office:value-type="float" office:value="160000" table:style-name="ce5">
            <text:p>160.0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521495" table:style-name="ce6">
            <text:p>1.521.495</text:p>
          </table:table-cell>
          <table:table-cell office:value-type="float" office:value="1530341" table:style-name="ce6">
            <text:p>1.530.341</text:p>
          </table:table-cell>
          <table:table-cell office:value-type="percentage" office:value="1.0058140184489597" table:style-name="ce7">
            <text:p>100,6%</text:p>
          </table:table-cell>
          <table:table-cell office:value-type="float" office:value="853825" table:style-name="ce5">
            <text:p>853.825</text:p>
          </table:table-cell>
          <table:table-cell office:value-type="float" office:value="753201" table:style-name="ce5">
            <text:p>753.201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792905" table:style-name="ce5">
            <text:p>2.792.905</text:p>
          </table:table-cell>
          <table:table-cell office:value-type="float" office:value="383500" table:style-name="ce5">
            <text:p>383.5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903605" table:style-name="ce6">
            <text:p>3.903.605</text:p>
          </table:table-cell>
          <table:table-cell office:value-type="float" office:value="3882775" table:style-name="ce6">
            <text:p>3.882.775</text:p>
          </table:table-cell>
          <table:table-cell office:value-type="percentage" office:value="0.99466390682458905" table:style-name="ce7">
            <text:p>99,5%</text:p>
          </table:table-cell>
          <table:table-cell office:value-type="float" office:value="2138818" table:style-name="ce5">
            <text:p>2.138.818</text:p>
          </table:table-cell>
          <table:table-cell office:value-type="float" office:value="1918681" table:style-name="ce5">
            <text:p>1.918.681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27665" table:style-name="ce5">
            <text:p>327.665</text:p>
          </table:table-cell>
          <table:table-cell office:value-type="float" office:value="49900" table:style-name="ce5">
            <text:p>49.9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54165" table:style-name="ce6">
            <text:p>454.165</text:p>
          </table:table-cell>
          <table:table-cell office:value-type="float" office:value="424663" table:style-name="ce6">
            <text:p>424.663</text:p>
          </table:table-cell>
          <table:table-cell office:value-type="percentage" office:value="0.93504122950909907" table:style-name="ce7">
            <text:p>93,5%</text:p>
          </table:table-cell>
          <table:table-cell office:value-type="float" office:value="242991" table:style-name="ce5">
            <text:p>242.991</text:p>
          </table:table-cell>
          <table:table-cell office:value-type="float" office:value="212082" table:style-name="ce5">
            <text:p>212.082</text:p>
          </table:table-cell>
          <table:table-cell office:value-type="date" office:date-value="2021-08-20T00:00:00" table:style-name="ce8">
            <text:p>2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6784749" table:style-name="ce5">
            <text:p>6.784.749</text:p>
          </table:table-cell>
          <table:table-cell office:value-type="float" office:value="1262700" table:style-name="ce5">
            <text:p>1.262.7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9738299" table:style-name="ce6">
            <text:p>9.738.299</text:p>
          </table:table-cell>
          <table:table-cell office:value-type="float" office:value="8788379" table:style-name="ce6">
            <text:p>8.788.379</text:p>
          </table:table-cell>
          <table:table-cell office:value-type="percentage" office:value="0.90245524398049393" table:style-name="ce7">
            <text:p>90,2%</text:p>
          </table:table-cell>
          <table:table-cell office:value-type="float" office:value="4978283" table:style-name="ce5">
            <text:p>4.978.283</text:p>
          </table:table-cell>
          <table:table-cell office:value-type="float" office:value="4436710" table:style-name="ce5">
            <text:p>4.436.710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481945" table:style-name="ce5">
            <text:p>1.481.945</text:p>
          </table:table-cell>
          <table:table-cell office:value-type="float" office:value="304400" table:style-name="ce5">
            <text:p>304.4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134345" table:style-name="ce6">
            <text:p>2.134.345</text:p>
          </table:table-cell>
          <table:table-cell office:value-type="float" office:value="1978500" table:style-name="ce6">
            <text:p>1.978.500</text:p>
          </table:table-cell>
          <table:table-cell office:value-type="percentage" office:value="0.92698228262066351" table:style-name="ce7">
            <text:p>92,7%</text:p>
          </table:table-cell>
          <table:table-cell office:value-type="float" office:value="1127165" table:style-name="ce5">
            <text:p>1.127.165</text:p>
          </table:table-cell>
          <table:table-cell office:value-type="float" office:value="915649" table:style-name="ce5">
            <text:p>915.649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53595" table:style-name="ce5">
            <text:p>653.595</text:p>
          </table:table-cell>
          <table:table-cell office:value-type="float" office:value="113800" table:style-name="ce5">
            <text:p>113.8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945845" table:style-name="ce6">
            <text:p>945.845</text:p>
          </table:table-cell>
          <table:table-cell office:value-type="float" office:value="888932" table:style-name="ce6">
            <text:p>888.932</text:p>
          </table:table-cell>
          <table:table-cell office:value-type="percentage" office:value="0.9398284074029043" table:style-name="ce7">
            <text:p>94,0%</text:p>
          </table:table-cell>
          <table:table-cell office:value-type="float" office:value="497701" table:style-name="ce5">
            <text:p>497.701</text:p>
          </table:table-cell>
          <table:table-cell office:value-type="float" office:value="444089" table:style-name="ce5">
            <text:p>444.089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234520" table:style-name="ce5">
            <text:p>2.234.520</text:p>
          </table:table-cell>
          <table:table-cell office:value-type="float" office:value="339300" table:style-name="ce5">
            <text:p>339.3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128870" table:style-name="ce6">
            <text:p>3.128.870</text:p>
          </table:table-cell>
          <table:table-cell office:value-type="float" office:value="3010042" table:style-name="ce6">
            <text:p>3.010.042</text:p>
          </table:table-cell>
          <table:table-cell office:value-type="percentage" office:value="0.96202207186620092" table:style-name="ce7">
            <text:p>96,2%</text:p>
          </table:table-cell>
          <table:table-cell office:value-type="float" office:value="1680743" table:style-name="ce5">
            <text:p>1.680.743</text:p>
          </table:table-cell>
          <table:table-cell office:value-type="float" office:value="1513974" table:style-name="ce5">
            <text:p>1.513.974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83880" table:style-name="ce5">
            <text:p>83.880</text:p>
          </table:table-cell>
          <table:table-cell office:value-type="float" office:value="18400" table:style-name="ce5">
            <text:p>18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24530" table:style-name="ce6">
            <text:p>124.530</text:p>
          </table:table-cell>
          <table:table-cell office:value-type="float" office:value="100680" table:style-name="ce6">
            <text:p>100.680</text:p>
          </table:table-cell>
          <table:table-cell office:value-type="percentage" office:value="0.80847988436521323" table:style-name="ce7">
            <text:p>80,8%</text:p>
          </table:table-cell>
          <table:table-cell office:value-type="float" office:value="56642" table:style-name="ce5">
            <text:p>56.642</text:p>
          </table:table-cell>
          <table:table-cell office:value-type="float" office:value="50419" table:style-name="ce5">
            <text:p>50.419</text:p>
          </table:table-cell>
          <table:table-cell office:value-type="date" office:date-value="2021-08-20T00:00:00" table:style-name="ce8">
            <text:p>2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85050" table:style-name="ce5">
            <text:p>85.050</text:p>
          </table:table-cell>
          <table:table-cell office:value-type="float" office:value="19300" table:style-name="ce5">
            <text:p>19.3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25200" table:style-name="ce6">
            <text:p>125.200</text:p>
          </table:table-cell>
          <table:table-cell office:value-type="float" office:value="92668" table:style-name="ce6">
            <text:p>92.668</text:p>
          </table:table-cell>
          <table:table-cell office:value-type="percentage" office:value="0.74015974440894572" table:style-name="ce7">
            <text:p>74,0%</text:p>
          </table:table-cell>
          <table:table-cell office:value-type="float" office:value="53099" table:style-name="ce5">
            <text:p>53.099</text:p>
          </table:table-cell>
          <table:table-cell office:value-type="float" office:value="47868" table:style-name="ce5">
            <text:p>47.868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9976" table:style-name="ce6">
            <text:p>169.976</text:p>
          </table:table-cell>
          <table:table-cell office:value-type="percentage" office:value="0.79588702427329938" table:style-name="ce7">
            <text:p>79,6%</text:p>
          </table:table-cell>
          <table:table-cell office:value-type="float" office:value="91304" table:style-name="ce5">
            <text:p>91.304</text:p>
          </table:table-cell>
          <table:table-cell office:value-type="float" office:value="84784" table:style-name="ce5">
            <text:p>84.784</text:p>
          </table:table-cell>
          <table:table-cell office:value-type="date" office:date-value="2021-08-20T00:00:00" table:style-name="ce8">
            <text:p>2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713" table:style-name="ce6">
            <text:p>4.713</text:p>
          </table:table-cell>
          <table:table-cell office:value-type="percentage" office:value="0.68403483309143687" table:style-name="ce7">
            <text:p>68,4%</text:p>
          </table:table-cell>
          <table:table-cell office:value-type="float" office:value="3578" table:style-name="ce5">
            <text:p>3.578</text:p>
          </table:table-cell>
          <table:table-cell office:value-type="float" office:value="3088" table:style-name="ce5">
            <text:p>3.088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7419737" table:style-name="ce11">
            <text:p>47.419.737</text:p>
          </table:table-cell>
          <table:table-cell office:value-type="float" office:value="8267080" table:style-name="ce12">
            <text:p>8.267.080</text:p>
          </table:table-cell>
          <table:table-cell office:value-type="float" office:value="9979000" table:style-name="ce13">
            <text:p>9.979.0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8314152" table:style-name="ce15">
            <text:p>68.314.152</text:p>
          </table:table-cell>
          <table:table-cell office:value-type="float" office:value="63590985" table:style-name="ce15">
            <text:p>63.590.985</text:p>
          </table:table-cell>
          <table:table-cell office:value-type="percentage" office:value="0.93086107546207997" table:style-name="ce16">
            <text:p>93,1%</text:p>
          </table:table-cell>
          <table:table-cell office:value-type="float" office:value="35667383" table:style-name="ce15">
            <text:p>35.667.383</text:p>
          </table:table-cell>
          <table:table-cell office:value-type="float" office:value="31447188" table:style-name="ce15">
            <text:p>31.447.188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94721" table:style-name="ce23">
            <text:p>4.394.721</text:p>
          </table:table-cell>
          <table:table-cell office:value-type="percentage" office:value="0.94914710640776523" table:style-name="ce24">
            <text:p>94,9%</text:p>
          </table:table-cell>
          <table:table-cell office:value-type="float" office:value="4307282" table:style-name="ce23">
            <text:p>4.307.282</text:p>
          </table:table-cell>
          <table:table-cell office:value-type="percentage" office:value="0.9302625233279318" table:style-name="ce24">
            <text:p>93,0%</text:p>
          </table:table-cell>
          <table:table-cell office:value-type="date" office:date-value="2021-08-22T00:00:00" table:style-name="ce25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5750" table:style-name="ce5">
            <text:p>735.750</text:p>
          </table:table-cell>
          <table:table-cell office:value-type="percentage" office:value="0.93447794974966281" table:style-name="ce26">
            <text:p>93,4%</text:p>
          </table:table-cell>
          <table:table-cell office:value-type="float" office:value="718274" table:style-name="ce5">
            <text:p>718.274</text:p>
          </table:table-cell>
          <table:table-cell office:value-type="percentage" office:value="0.91228163761942138" table:style-name="ce26">
            <text:p>91,2%</text:p>
          </table:table-cell>
          <table:table-cell office:value-type="date" office:date-value="2021-08-21T00:00:00" table:style-name="ce8">
            <text:p>2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6395" table:style-name="ce5">
            <text:p>646.395</text:p>
          </table:table-cell>
          <table:table-cell office:value-type="percentage" office:value="0.9556896054645051" table:style-name="ce26">
            <text:p>95,6%</text:p>
          </table:table-cell>
          <table:table-cell office:value-type="float" office:value="637747" table:style-name="ce5">
            <text:p>637.747</text:p>
          </table:table-cell>
          <table:table-cell office:value-type="percentage" office:value="0.94290360973734599" table:style-name="ce26">
            <text:p>94,3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4896" table:style-name="ce5">
            <text:p>544.896</text:p>
          </table:table-cell>
          <table:table-cell office:value-type="percentage" office:value="0.87991757877976551" table:style-name="ce26">
            <text:p>88,0%</text:p>
          </table:table-cell>
          <table:table-cell office:value-type="float" office:value="526837" table:style-name="ce5">
            <text:p>526.837</text:p>
          </table:table-cell>
          <table:table-cell office:value-type="percentage" office:value="0.85075525871284663" table:style-name="ce26">
            <text:p>85,1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84580" table:style-name="ce5">
            <text:p>1.084.580</text:p>
          </table:table-cell>
          <table:table-cell office:value-type="percentage" office:value="0.89024415268879864" table:style-name="ce26">
            <text:p>89,0%</text:p>
          </table:table-cell>
          <table:table-cell office:value-type="float" office:value="1048070" table:style-name="ce5">
            <text:p>1.048.070</text:p>
          </table:table-cell>
          <table:table-cell office:value-type="percentage" office:value="0.86027604151703818" table:style-name="ce26">
            <text:p>86,0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0345" table:style-name="ce5">
            <text:p>340.345</text:p>
          </table:table-cell>
          <table:table-cell office:value-type="percentage" office:value="0.94754528294532636" table:style-name="ce26">
            <text:p>94,8%</text:p>
          </table:table-cell>
          <table:table-cell office:value-type="float" office:value="333399" table:style-name="ce5">
            <text:p>333.399</text:p>
          </table:table-cell>
          <table:table-cell office:value-type="percentage" office:value="0.92820711274938328" table:style-name="ce26">
            <text:p>92,8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6106" table:style-name="ce5">
            <text:p>1.456.106</text:p>
          </table:table-cell>
          <table:table-cell office:value-type="percentage" office:value="0.95038515209624297" table:style-name="ce26">
            <text:p>95,0%</text:p>
          </table:table-cell>
          <table:table-cell office:value-type="float" office:value="1428974" table:style-name="ce5">
            <text:p>1.428.974</text:p>
          </table:table-cell>
          <table:table-cell office:value-type="percentage" office:value="0.93267637955724148" table:style-name="ce26">
            <text:p>93,3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8921" table:style-name="ce5">
            <text:p>1.078.921</text:p>
          </table:table-cell>
          <table:table-cell office:value-type="percentage" office:value="0.93752204945682305" table:style-name="ce26">
            <text:p>93,8%</text:p>
          </table:table-cell>
          <table:table-cell office:value-type="float" office:value="1037973" table:style-name="ce5">
            <text:p>1.037.973</text:p>
          </table:table-cell>
          <table:table-cell office:value-type="percentage" office:value="0.90194052598924945" table:style-name="ce26">
            <text:p>90,2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43960" table:style-name="ce5">
            <text:p>3.943.960</text:p>
          </table:table-cell>
          <table:table-cell office:value-type="percentage" office:value="0.91113838701457539" table:style-name="ce26">
            <text:p>91,1%</text:p>
          </table:table-cell>
          <table:table-cell office:value-type="float" office:value="3789028" table:style-name="ce5">
            <text:p>3.789.028</text:p>
          </table:table-cell>
          <table:table-cell office:value-type="percentage" office:value="0.87534580986446675" table:style-name="ce26">
            <text:p>87,5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37424" table:style-name="ce5">
            <text:p>2.737.424</text:p>
          </table:table-cell>
          <table:table-cell office:value-type="percentage" office:value="0.94425091314616583" table:style-name="ce26">
            <text:p>94,4%</text:p>
          </table:table-cell>
          <table:table-cell office:value-type="float" office:value="2668990" table:style-name="ce5">
            <text:p>2.668.990</text:p>
          </table:table-cell>
          <table:table-cell office:value-type="percentage" office:value="0.92064519222377872" table:style-name="ce26">
            <text:p>92,1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9335" table:style-name="ce5">
            <text:p>609.335</text:p>
          </table:table-cell>
          <table:table-cell office:value-type="percentage" office:value="0.97981469332098381" table:style-name="ce26">
            <text:p>98,0%</text:p>
          </table:table-cell>
          <table:table-cell office:value-type="float" office:value="599615" table:style-name="ce5">
            <text:p>599.615</text:p>
          </table:table-cell>
          <table:table-cell office:value-type="percentage" office:value="0.96418486930122471" table:style-name="ce26">
            <text:p>96,4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5812" table:style-name="ce5">
            <text:p>1.655.812</text:p>
          </table:table-cell>
          <table:table-cell office:value-type="percentage" office:value="0.96262486912105738" table:style-name="ce26">
            <text:p>96,3%</text:p>
          </table:table-cell>
          <table:table-cell office:value-type="float" office:value="1638069" table:style-name="ce5">
            <text:p>1.638.069</text:p>
          </table:table-cell>
          <table:table-cell office:value-type="percentage" office:value="0.95230977715843435" table:style-name="ce26">
            <text:p>95,2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0432" table:style-name="ce5">
            <text:p>180.432</text:p>
          </table:table-cell>
          <table:table-cell office:value-type="percentage" office:value="0.95638208214734366" table:style-name="ce26">
            <text:p>95,6%</text:p>
          </table:table-cell>
          <table:table-cell office:value-type="float" office:value="175430" table:style-name="ce5">
            <text:p>175.430</text:p>
          </table:table-cell>
          <table:table-cell office:value-type="percentage" office:value="0.92986891832440199" table:style-name="ce26">
            <text:p>93,0%</text:p>
          </table:table-cell>
          <table:table-cell office:value-type="date" office:date-value="2021-08-20T00:00:00" table:style-name="ce8">
            <text:p>20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85379" table:style-name="ce5">
            <text:p>3.485.379</text:p>
          </table:table-cell>
          <table:table-cell office:value-type="percentage" office:value="0.93384713901422189" table:style-name="ce26">
            <text:p>93,4%</text:p>
          </table:table-cell>
          <table:table-cell office:value-type="float" office:value="3399500" table:style-name="ce5">
            <text:p>3.399.500</text:p>
          </table:table-cell>
          <table:table-cell office:value-type="percentage" office:value="0.91083734339331457" table:style-name="ce26">
            <text:p>91,1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0735" table:style-name="ce5">
            <text:p>750.735</text:p>
          </table:table-cell>
          <table:table-cell office:value-type="percentage" office:value="0.95392964604468655" table:style-name="ce26">
            <text:p>95,4%</text:p>
          </table:table-cell>
          <table:table-cell office:value-type="float" office:value="700756" table:style-name="ce5">
            <text:p>700.756</text:p>
          </table:table-cell>
          <table:table-cell office:value-type="percentage" office:value="0.89042328257466408" table:style-name="ce26">
            <text:p>89,0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2253" table:style-name="ce5">
            <text:p>352.253</text:p>
          </table:table-cell>
          <table:table-cell office:value-type="percentage" office:value="0.93809554245295579" table:style-name="ce26">
            <text:p>93,8%</text:p>
          </table:table-cell>
          <table:table-cell office:value-type="float" office:value="344855" table:style-name="ce5">
            <text:p>344.855</text:p>
          </table:table-cell>
          <table:table-cell office:value-type="percentage" office:value="0.91839370649111318" table:style-name="ce26">
            <text:p>91,8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78727" table:style-name="ce5">
            <text:p>1.278.727</text:p>
          </table:table-cell>
          <table:table-cell office:value-type="percentage" office:value="0.94492337023188444" table:style-name="ce26">
            <text:p>94,5%</text:p>
          </table:table-cell>
          <table:table-cell office:value-type="float" office:value="1257561" table:style-name="ce5">
            <text:p>1.257.561</text:p>
          </table:table-cell>
          <table:table-cell office:value-type="percentage" office:value="0.92928262122578076" table:style-name="ce26">
            <text:p>92,9%</text:p>
          </table:table-cell>
          <table:table-cell office:value-type="date" office:date-value="2021-08-22T00:00:00" table:style-name="ce8">
            <text:p>22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638" table:style-name="ce5">
            <text:p>34.638</text:p>
          </table:table-cell>
          <table:table-cell office:value-type="percentage" office:value="0.88865513879624403" table:style-name="ce26">
            <text:p>88,9%</text:p>
          </table:table-cell>
          <table:table-cell office:value-type="float" office:value="33267" table:style-name="ce5">
            <text:p>33.267</text:p>
          </table:table-cell>
          <table:table-cell office:value-type="percentage" office:value="0.85348145107496531" table:style-name="ce26">
            <text:p>85,3%</text:p>
          </table:table-cell>
          <table:table-cell office:value-type="date" office:date-value="2021-08-20T00:00:00" table:style-name="ce8">
            <text:p>2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387" table:style-name="ce5">
            <text:p>31.387</text:p>
          </table:table-cell>
          <table:table-cell office:value-type="percentage" office:value="0.84316991269308261" table:style-name="ce26">
            <text:p>84,3%</text:p>
          </table:table-cell>
          <table:table-cell office:value-type="float" office:value="30530" table:style-name="ce5">
            <text:p>30.530</text:p>
          </table:table-cell>
          <table:table-cell office:value-type="percentage" office:value="0.82014775016789787" table:style-name="ce26">
            <text:p>82,0%</text:p>
          </table:table-cell>
          <table:table-cell office:value-type="date" office:date-value="2021-08-19T00:00:00" table:style-name="ce8">
            <text:p>1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864" table:style-name="ce5">
            <text:p>34.864</text:p>
          </table:table-cell>
          <table:table-cell office:value-type="string" table:style-name="ce26">
            <text:p>-</text:p>
          </table:table-cell>
          <table:table-cell office:value-type="float" office:value="33006" table:style-name="ce5">
            <text:p>33.006</text:p>
          </table:table-cell>
          <table:table-cell office:value-type="string" table:style-name="ce26">
            <text:p>-</text:p>
          </table:table-cell>
          <table:table-cell office:value-type="date" office:date-value="2021-08-20T00:00:00" table:style-name="ce8">
            <text:p>2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50" table:style-name="ce5">
            <text:p>1.550</text:p>
          </table:table-cell>
          <table:table-cell office:value-type="string" table:style-name="ce26">
            <text:p>-</text:p>
          </table:table-cell>
          <table:table-cell office:value-type="float" office:value="1420" table:style-name="ce5">
            <text:p>1.420</text:p>
          </table:table-cell>
          <table:table-cell office:value-type="string" table:style-name="ce26">
            <text:p>-</text:p>
          </table:table-cell>
          <table:table-cell office:value-type="date" office:date-value="2021-08-18T00:00:00" table:style-name="ce8">
            <text:p>1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378210" table:style-name="ce15">
            <text:p>25.378.210</text:p>
          </table:table-cell>
          <table:table-cell office:value-type="percentage" office:value="0.93798484910869262" table:style-name="ce16">
            <text:p>93,8%</text:p>
          </table:table-cell>
          <table:table-cell office:value-type="float" office:value="24710583" table:style-name="ce15">
            <text:p>24.710.583</text:p>
          </table:table-cell>
          <table:table-cell office:value-type="percentage" office:value="0.91330919188716719" table:style-name="ce16">
            <text:p>91,3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057" table:style-name="ce35">
            <text:p>433.057</text:p>
          </table:table-cell>
          <table:table-cell office:value-type="percentage" office:value="1" table:style-name="ce36">
            <text:p>100,0%</text:p>
          </table:table-cell>
          <table:table-cell office:value-type="float" office:value="651417" table:style-name="ce35">
            <text:p>651.417</text:p>
          </table:table-cell>
          <table:table-cell office:value-type="percentage" office:value="1" table:style-name="ce36">
            <text:p>100,0%</text:p>
          </table:table-cell>
          <table:table-cell office:value-type="float" office:value="917145" table:style-name="ce35">
            <text:p>917.145</text:p>
          </table:table-cell>
          <table:table-cell office:value-type="percentage" office:value="1" table:style-name="ce36">
            <text:p>100,0%</text:p>
          </table:table-cell>
          <table:table-cell office:value-type="float" office:value="1189341" table:style-name="ce35">
            <text:p>1.189.341</text:p>
          </table:table-cell>
          <table:table-cell office:value-type="percentage" office:value="0.94017490618732813" table:style-name="ce36">
            <text:p>94,0%</text:p>
          </table:table-cell>
          <table:table-cell office:value-type="float" office:value="1203761" table:style-name="ce35">
            <text:p>1.203.761</text:p>
          </table:table-cell>
          <table:table-cell office:value-type="percentage" office:value="0.86906998268734559" table:style-name="ce36">
            <text:p>86,9%</text:p>
          </table:table-cell>
          <table:table-cell office:value-type="float" office:value="862904" table:style-name="ce35">
            <text:p>862.904</text:p>
          </table:table-cell>
          <table:table-cell office:value-type="percentage" office:value="0.75678927783044803" table:style-name="ce36">
            <text:p>75,7%</text:p>
          </table:table-cell>
          <table:table-cell office:value-type="float" office:value="668984" table:style-name="ce35">
            <text:p>668.984</text:p>
          </table:table-cell>
          <table:table-cell office:value-type="percentage" office:value="0.72036628648220258" table:style-name="ce36">
            <text:p>72,0%</text:p>
          </table:table-cell>
          <table:table-cell office:value-type="float" office:value="487141" table:style-name="ce35">
            <text:p>487.141</text:p>
          </table:table-cell>
          <table:table-cell office:value-type="percentage" office:value="0.64701350897255572" table:style-name="ce36">
            <text:p>64,7%</text:p>
          </table:table-cell>
          <table:table-cell office:value-type="float" office:value="6413750" table:style-name="ce35">
            <text:p>6.413.750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6067787398642637" table:style-name="ce36">
            <text:p>8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22" table:style-name="ce38">
            <text:p>101.022</text:p>
          </table:table-cell>
          <table:table-cell office:value-type="percentage" office:value="1" table:style-name="ce39">
            <text:p>100,0%</text:p>
          </table:table-cell>
          <table:table-cell office:value-type="float" office:value="118836" table:style-name="ce38">
            <text:p>118.836</text:p>
          </table:table-cell>
          <table:table-cell office:value-type="percentage" office:value="0.99899962170568701" table:style-name="ce39">
            <text:p>99,9%</text:p>
          </table:table-cell>
          <table:table-cell office:value-type="float" office:value="152751" table:style-name="ce38">
            <text:p>152.751</text:p>
          </table:table-cell>
          <table:table-cell office:value-type="percentage" office:value="0.97687491606285215" table:style-name="ce39">
            <text:p>97,7%</text:p>
          </table:table-cell>
          <table:table-cell office:value-type="float" office:value="181971" table:style-name="ce38">
            <text:p>181.971</text:p>
          </table:table-cell>
          <table:table-cell office:value-type="percentage" office:value="0.91781243380105515" table:style-name="ce39">
            <text:p>91,8%</text:p>
          </table:table-cell>
          <table:table-cell office:value-type="float" office:value="181170" table:style-name="ce38">
            <text:p>181.170</text:p>
          </table:table-cell>
          <table:table-cell office:value-type="percentage" office:value="0.84287462257435697" table:style-name="ce39">
            <text:p>84,3%</text:p>
          </table:table-cell>
          <table:table-cell office:value-type="float" office:value="116108" table:style-name="ce38">
            <text:p>116.108</text:p>
          </table:table-cell>
          <table:table-cell office:value-type="percentage" office:value="0.70674311870761963" table:style-name="ce39">
            <text:p>70,7%</text:p>
          </table:table-cell>
          <table:table-cell office:value-type="float" office:value="91097" table:style-name="ce38">
            <text:p>91.097</text:p>
          </table:table-cell>
          <table:table-cell office:value-type="percentage" office:value="0.69859126847186759" table:style-name="ce39">
            <text:p>69,9%</text:p>
          </table:table-cell>
          <table:table-cell office:value-type="float" office:value="62474" table:style-name="ce38">
            <text:p>62.474</text:p>
          </table:table-cell>
          <table:table-cell office:value-type="percentage" office:value="0.60590249153808107" table:style-name="ce39">
            <text:p>60,6%</text:p>
          </table:table-cell>
          <table:table-cell office:value-type="float" office:value="1005429" table:style-name="ce38">
            <text:p>1.005.42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4836735761525706" table:style-name="ce39">
            <text:p>8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37" table:style-name="ce38">
            <text:p>88.737</text:p>
          </table:table-cell>
          <table:table-cell office:value-type="percentage" office:value="1" table:style-name="ce39">
            <text:p>100,0%</text:p>
          </table:table-cell>
          <table:table-cell office:value-type="float" office:value="114008" table:style-name="ce38">
            <text:p>114.008</text:p>
          </table:table-cell>
          <table:table-cell office:value-type="percentage" office:value="1" table:style-name="ce39">
            <text:p>100,0%</text:p>
          </table:table-cell>
          <table:table-cell office:value-type="float" office:value="146411" table:style-name="ce38">
            <text:p>146.411</text:p>
          </table:table-cell>
          <table:table-cell office:value-type="percentage" office:value="0.9783430893005105" table:style-name="ce39">
            <text:p>97,8%</text:p>
          </table:table-cell>
          <table:table-cell office:value-type="float" office:value="150592" table:style-name="ce38">
            <text:p>150.592</text:p>
          </table:table-cell>
          <table:table-cell office:value-type="percentage" office:value="0.92589381782409541" table:style-name="ce39">
            <text:p>92,6%</text:p>
          </table:table-cell>
          <table:table-cell office:value-type="float" office:value="146647" table:style-name="ce38">
            <text:p>146.647</text:p>
          </table:table-cell>
          <table:table-cell office:value-type="percentage" office:value="0.87816255771199991" table:style-name="ce39">
            <text:p>87,8%</text:p>
          </table:table-cell>
          <table:table-cell office:value-type="float" office:value="85652" table:style-name="ce38">
            <text:p>85.652</text:p>
          </table:table-cell>
          <table:table-cell office:value-type="percentage" office:value="0.74837266603175157" table:style-name="ce39">
            <text:p>74,8%</text:p>
          </table:table-cell>
          <table:table-cell office:value-type="float" office:value="57924" table:style-name="ce38">
            <text:p>57.924</text:p>
          </table:table-cell>
          <table:table-cell office:value-type="percentage" office:value="0.73218642161014269" table:style-name="ce39">
            <text:p>73,2%</text:p>
          </table:table-cell>
          <table:table-cell office:value-type="float" office:value="44095" table:style-name="ce38">
            <text:p>44.095</text:p>
          </table:table-cell>
          <table:table-cell office:value-type="percentage" office:value="0.68898437499999998" table:style-name="ce39">
            <text:p>68,9%</text:p>
          </table:table-cell>
          <table:table-cell office:value-type="float" office:value="834066" table:style-name="ce38">
            <text:p>834.06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9307408394874543" table:style-name="ce39">
            <text:p>89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178" table:style-name="ce38">
            <text:p>51.178</text:p>
          </table:table-cell>
          <table:table-cell office:value-type="percentage" office:value="1" table:style-name="ce39">
            <text:p>100,0%</text:p>
          </table:table-cell>
          <table:table-cell office:value-type="float" office:value="78648" table:style-name="ce38">
            <text:p>78.648</text:p>
          </table:table-cell>
          <table:table-cell office:value-type="percentage" office:value="0.97679964230711913" table:style-name="ce39">
            <text:p>97,7%</text:p>
          </table:table-cell>
          <table:table-cell office:value-type="float" office:value="108668" table:style-name="ce38">
            <text:p>108.668</text:p>
          </table:table-cell>
          <table:table-cell office:value-type="percentage" office:value="0.92695618053245299" table:style-name="ce39">
            <text:p>92,7%</text:p>
          </table:table-cell>
          <table:table-cell office:value-type="float" office:value="146457" table:style-name="ce38">
            <text:p>146.457</text:p>
          </table:table-cell>
          <table:table-cell office:value-type="percentage" office:value="0.8833513272254625" table:style-name="ce39">
            <text:p>88,3%</text:p>
          </table:table-cell>
          <table:table-cell office:value-type="float" office:value="159945" table:style-name="ce38">
            <text:p>159.945</text:p>
          </table:table-cell>
          <table:table-cell office:value-type="percentage" office:value="0.77578429660671677" table:style-name="ce39">
            <text:p>77,6%</text:p>
          </table:table-cell>
          <table:table-cell office:value-type="float" office:value="115118" table:style-name="ce38">
            <text:p>115.118</text:p>
          </table:table-cell>
          <table:table-cell office:value-type="percentage" office:value="0.63186725726863058" table:style-name="ce39">
            <text:p>63,2%</text:p>
          </table:table-cell>
          <table:table-cell office:value-type="float" office:value="85524" table:style-name="ce38">
            <text:p>85.524</text:p>
          </table:table-cell>
          <table:table-cell office:value-type="percentage" office:value="0.61999971002305321" table:style-name="ce39">
            <text:p>62,0%</text:p>
          </table:table-cell>
          <table:table-cell office:value-type="float" office:value="62305" table:style-name="ce38">
            <text:p>62.305</text:p>
          </table:table-cell>
          <table:table-cell office:value-type="percentage" office:value="0.65254503560955179" table:style-name="ce39">
            <text:p>65,3%</text:p>
          </table:table-cell>
          <table:table-cell office:value-type="float" office:value="807843" table:style-name="ce38">
            <text:p>807.843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8062494987278563" table:style-name="ce39">
            <text:p>7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494" table:style-name="ce38">
            <text:p>92.494</text:p>
          </table:table-cell>
          <table:table-cell office:value-type="percentage" office:value="1" table:style-name="ce39">
            <text:p>100,0%</text:p>
          </table:table-cell>
          <table:table-cell office:value-type="float" office:value="150320" table:style-name="ce38">
            <text:p>150.320</text:p>
          </table:table-cell>
          <table:table-cell office:value-type="percentage" office:value="0.97274980424639712" table:style-name="ce39">
            <text:p>97,3%</text:p>
          </table:table-cell>
          <table:table-cell office:value-type="float" office:value="221152" table:style-name="ce38">
            <text:p>221.152</text:p>
          </table:table-cell>
          <table:table-cell office:value-type="percentage" office:value="0.94070406479165602" table:style-name="ce39">
            <text:p>94,1%</text:p>
          </table:table-cell>
          <table:table-cell office:value-type="float" office:value="314454" table:style-name="ce38">
            <text:p>314.454</text:p>
          </table:table-cell>
          <table:table-cell office:value-type="percentage" office:value="0.89712763043775967" table:style-name="ce39">
            <text:p>89,7%</text:p>
          </table:table-cell>
          <table:table-cell office:value-type="float" office:value="306160" table:style-name="ce38">
            <text:p>306.160</text:p>
          </table:table-cell>
          <table:table-cell office:value-type="percentage" office:value="0.78922675575628221" table:style-name="ce39">
            <text:p>78,9%</text:p>
          </table:table-cell>
          <table:table-cell office:value-type="float" office:value="214832" table:style-name="ce38">
            <text:p>214.832</text:p>
          </table:table-cell>
          <table:table-cell office:value-type="percentage" office:value="0.69092476216817722" table:style-name="ce39">
            <text:p>69,1%</text:p>
          </table:table-cell>
          <table:table-cell office:value-type="float" office:value="169321" table:style-name="ce38">
            <text:p>169.321</text:p>
          </table:table-cell>
          <table:table-cell office:value-type="percentage" office:value="0.67258131147020039" table:style-name="ce39">
            <text:p>67,3%</text:p>
          </table:table-cell>
          <table:table-cell office:value-type="float" office:value="119095" table:style-name="ce38">
            <text:p>119.095</text:p>
          </table:table-cell>
          <table:table-cell office:value-type="percentage" office:value="0.66238591300188543" table:style-name="ce39">
            <text:p>66,2%</text:p>
          </table:table-cell>
          <table:table-cell office:value-type="float" office:value="1587828" table:style-name="ce38">
            <text:p>1.587.82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0979653952979791" table:style-name="ce39">
            <text:p>81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38" table:style-name="ce38">
            <text:p>42.338</text:p>
          </table:table-cell>
          <table:table-cell office:value-type="percentage" office:value="1" table:style-name="ce39">
            <text:p>100,0%</text:p>
          </table:table-cell>
          <table:table-cell office:value-type="float" office:value="55920" table:style-name="ce38">
            <text:p>55.920</text:p>
          </table:table-cell>
          <table:table-cell office:value-type="percentage" office:value="1" table:style-name="ce39">
            <text:p>100,0%</text:p>
          </table:table-cell>
          <table:table-cell office:value-type="float" office:value="75689" table:style-name="ce38">
            <text:p>75.689</text:p>
          </table:table-cell>
          <table:table-cell office:value-type="percentage" office:value="0.97858943693839295" table:style-name="ce39">
            <text:p>97,9%</text:p>
          </table:table-cell>
          <table:table-cell office:value-type="float" office:value="82339" table:style-name="ce38">
            <text:p>82.339</text:p>
          </table:table-cell>
          <table:table-cell office:value-type="percentage" office:value="0.91524387532790896" table:style-name="ce39">
            <text:p>91,5%</text:p>
          </table:table-cell>
          <table:table-cell office:value-type="float" office:value="84059" table:style-name="ce38">
            <text:p>84.059</text:p>
          </table:table-cell>
          <table:table-cell office:value-type="percentage" office:value="0.85977150221440335" table:style-name="ce39">
            <text:p>86,0%</text:p>
          </table:table-cell>
          <table:table-cell office:value-type="float" office:value="49531" table:style-name="ce38">
            <text:p>49.531</text:p>
          </table:table-cell>
          <table:table-cell office:value-type="percentage" office:value="0.70283654733018319" table:style-name="ce39">
            <text:p>70,3%</text:p>
          </table:table-cell>
          <table:table-cell office:value-type="float" office:value="31737" table:style-name="ce38">
            <text:p>31.737</text:p>
          </table:table-cell>
          <table:table-cell office:value-type="percentage" office:value="0.62839322839322842" table:style-name="ce39">
            <text:p>62,8%</text:p>
          </table:table-cell>
          <table:table-cell office:value-type="float" office:value="13123" table:style-name="ce38">
            <text:p>13.123</text:p>
          </table:table-cell>
          <table:table-cell office:value-type="percentage" office:value="0.29850101221481701" table:style-name="ce39">
            <text:p>29,9%</text:p>
          </table:table-cell>
          <table:table-cell office:value-type="float" office:value="434736" table:style-name="ce38">
            <text:p>434.736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2944782466844869" table:style-name="ce39">
            <text:p>8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004" table:style-name="ce38">
            <text:p>229.004</text:p>
          </table:table-cell>
          <table:table-cell office:value-type="percentage" office:value="1" table:style-name="ce39">
            <text:p>100,0%</text:p>
          </table:table-cell>
          <table:table-cell office:value-type="float" office:value="249802" table:style-name="ce38">
            <text:p>249.802</text:p>
          </table:table-cell>
          <table:table-cell office:value-type="percentage" office:value="1" table:style-name="ce39">
            <text:p>100,0%</text:p>
          </table:table-cell>
          <table:table-cell office:value-type="float" office:value="317216" table:style-name="ce38">
            <text:p>317.216</text:p>
          </table:table-cell>
          <table:table-cell office:value-type="percentage" office:value="0.99573412854115984" table:style-name="ce39">
            <text:p>99,6%</text:p>
          </table:table-cell>
          <table:table-cell office:value-type="float" office:value="347054" table:style-name="ce38">
            <text:p>347.054</text:p>
          </table:table-cell>
          <table:table-cell office:value-type="percentage" office:value="0.91048468551190398" table:style-name="ce39">
            <text:p>91,0%</text:p>
          </table:table-cell>
          <table:table-cell office:value-type="float" office:value="313030" table:style-name="ce38">
            <text:p>313.030</text:p>
          </table:table-cell>
          <table:table-cell office:value-type="percentage" office:value="0.86161764908272664" table:style-name="ce39">
            <text:p>86,2%</text:p>
          </table:table-cell>
          <table:table-cell office:value-type="float" office:value="201147" table:style-name="ce38">
            <text:p>201.147</text:p>
          </table:table-cell>
          <table:table-cell office:value-type="percentage" office:value="0.7511567201801459" table:style-name="ce39">
            <text:p>75,1%</text:p>
          </table:table-cell>
          <table:table-cell office:value-type="float" office:value="153007" table:style-name="ce38">
            <text:p>153.007</text:p>
          </table:table-cell>
          <table:table-cell office:value-type="percentage" office:value="0.72513103892780295" table:style-name="ce39">
            <text:p>72,5%</text:p>
          </table:table-cell>
          <table:table-cell office:value-type="float" office:value="80266" table:style-name="ce38">
            <text:p>80.266</text:p>
          </table:table-cell>
          <table:table-cell office:value-type="percentage" office:value="0.4854543915036712" table:style-name="ce39">
            <text:p>48,5%</text:p>
          </table:table-cell>
          <table:table-cell office:value-type="float" office:value="1890526" table:style-name="ce38">
            <text:p>1.890.52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6870690126561567" table:style-name="ce39">
            <text:p>8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664" table:style-name="ce38">
            <text:p>137.664</text:p>
          </table:table-cell>
          <table:table-cell office:value-type="percentage" office:value="1" table:style-name="ce39">
            <text:p>100,0%</text:p>
          </table:table-cell>
          <table:table-cell office:value-type="float" office:value="157903" table:style-name="ce38">
            <text:p>157.903</text:p>
          </table:table-cell>
          <table:table-cell office:value-type="percentage" office:value="0.99247019189068575" table:style-name="ce39">
            <text:p>99,2%</text:p>
          </table:table-cell>
          <table:table-cell office:value-type="float" office:value="219823" table:style-name="ce38">
            <text:p>219.823</text:p>
          </table:table-cell>
          <table:table-cell office:value-type="percentage" office:value="1" table:style-name="ce39">
            <text:p>100,0%</text:p>
          </table:table-cell>
          <table:table-cell office:value-type="float" office:value="282191" table:style-name="ce38">
            <text:p>282.191</text:p>
          </table:table-cell>
          <table:table-cell office:value-type="percentage" office:value="0.91775996981897889" table:style-name="ce39">
            <text:p>91,8%</text:p>
          </table:table-cell>
          <table:table-cell office:value-type="float" office:value="281340" table:style-name="ce38">
            <text:p>281.340</text:p>
          </table:table-cell>
          <table:table-cell office:value-type="percentage" office:value="0.85098531480165152" table:style-name="ce39">
            <text:p>85,1%</text:p>
          </table:table-cell>
          <table:table-cell office:value-type="float" office:value="195874" table:style-name="ce38">
            <text:p>195.874</text:p>
          </table:table-cell>
          <table:table-cell office:value-type="percentage" office:value="0.73664258502224511" table:style-name="ce39">
            <text:p>73,7%</text:p>
          </table:table-cell>
          <table:table-cell office:value-type="float" office:value="157591" table:style-name="ce38">
            <text:p>157.591</text:p>
          </table:table-cell>
          <table:table-cell office:value-type="percentage" office:value="0.72259948919936356" table:style-name="ce39">
            <text:p>72,3%</text:p>
          </table:table-cell>
          <table:table-cell office:value-type="float" office:value="109747" table:style-name="ce38">
            <text:p>109.747</text:p>
          </table:table-cell>
          <table:table-cell office:value-type="percentage" office:value="0.63083139815602507" table:style-name="ce39">
            <text:p>63,1%</text:p>
          </table:table-cell>
          <table:table-cell office:value-type="float" office:value="1542133" table:style-name="ce38">
            <text:p>1.542.13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5257996532477065" table:style-name="ce39">
            <text:p>8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712" table:style-name="ce38">
            <text:p>457.712</text:p>
          </table:table-cell>
          <table:table-cell office:value-type="percentage" office:value="1" table:style-name="ce39">
            <text:p>100,0%</text:p>
          </table:table-cell>
          <table:table-cell office:value-type="float" office:value="615625" table:style-name="ce38">
            <text:p>615.625</text:p>
          </table:table-cell>
          <table:table-cell office:value-type="percentage" office:value="0.96904258199379179" table:style-name="ce39">
            <text:p>96,9%</text:p>
          </table:table-cell>
          <table:table-cell office:value-type="float" office:value="789570" table:style-name="ce38">
            <text:p>789.570</text:p>
          </table:table-cell>
          <table:table-cell office:value-type="percentage" office:value="0.94267560029800002" table:style-name="ce39">
            <text:p>94,3%</text:p>
          </table:table-cell>
          <table:table-cell office:value-type="float" office:value="998277" table:style-name="ce38">
            <text:p>998.277</text:p>
          </table:table-cell>
          <table:table-cell office:value-type="percentage" office:value="0.91435728809833483" table:style-name="ce39">
            <text:p>91,4%</text:p>
          </table:table-cell>
          <table:table-cell office:value-type="float" office:value="1082776" table:style-name="ce38">
            <text:p>1.082.776</text:p>
          </table:table-cell>
          <table:table-cell office:value-type="percentage" office:value="0.82230635159919652" table:style-name="ce39">
            <text:p>82,2%</text:p>
          </table:table-cell>
          <table:table-cell office:value-type="float" office:value="702727" table:style-name="ce38">
            <text:p>702.727</text:p>
          </table:table-cell>
          <table:table-cell office:value-type="percentage" office:value="0.67269004414867339" table:style-name="ce39">
            <text:p>67,3%</text:p>
          </table:table-cell>
          <table:table-cell office:value-type="float" office:value="541684" table:style-name="ce38">
            <text:p>541.684</text:p>
          </table:table-cell>
          <table:table-cell office:value-type="percentage" office:value="0.6456805354407672" table:style-name="ce39">
            <text:p>64,6%</text:p>
          </table:table-cell>
          <table:table-cell office:value-type="float" office:value="390334" table:style-name="ce38">
            <text:p>390.334</text:p>
          </table:table-cell>
          <table:table-cell office:value-type="percentage" office:value="0.59487081013036336" table:style-name="ce39">
            <text:p>59,5%</text:p>
          </table:table-cell>
          <table:table-cell office:value-type="float" office:value="5578705" table:style-name="ce38">
            <text:p>5.578.70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1223246888631351" table:style-name="ce39">
            <text:p>8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450" table:style-name="ce38">
            <text:p>296.450</text:p>
          </table:table-cell>
          <table:table-cell office:value-type="percentage" office:value="1" table:style-name="ce39">
            <text:p>100,0%</text:p>
          </table:table-cell>
          <table:table-cell office:value-type="float" office:value="432935" table:style-name="ce38">
            <text:p>432.935</text:p>
          </table:table-cell>
          <table:table-cell office:value-type="percentage" office:value="0.98874759627462538" table:style-name="ce39">
            <text:p>98,9%</text:p>
          </table:table-cell>
          <table:table-cell office:value-type="float" office:value="564098" table:style-name="ce38">
            <text:p>564.098</text:p>
          </table:table-cell>
          <table:table-cell office:value-type="percentage" office:value="0.97136352991417674" table:style-name="ce39">
            <text:p>97,1%</text:p>
          </table:table-cell>
          <table:table-cell office:value-type="float" office:value="707779" table:style-name="ce38">
            <text:p>707.779</text:p>
          </table:table-cell>
          <table:table-cell office:value-type="percentage" office:value="0.94077763333838427" table:style-name="ce39">
            <text:p>94,1%</text:p>
          </table:table-cell>
          <table:table-cell office:value-type="float" office:value="736162" table:style-name="ce38">
            <text:p>736.162</text:p>
          </table:table-cell>
          <table:table-cell office:value-type="percentage" office:value="0.86445793036069085" table:style-name="ce39">
            <text:p>86,4%</text:p>
          </table:table-cell>
          <table:table-cell office:value-type="float" office:value="465973" table:style-name="ce38">
            <text:p>465.973</text:p>
          </table:table-cell>
          <table:table-cell office:value-type="percentage" office:value="0.71825284890074748" table:style-name="ce39">
            <text:p>71,8%</text:p>
          </table:table-cell>
          <table:table-cell office:value-type="float" office:value="365792" table:style-name="ce38">
            <text:p>365.792</text:p>
          </table:table-cell>
          <table:table-cell office:value-type="percentage" office:value="0.70872616376621211" table:style-name="ce39">
            <text:p>70,9%</text:p>
          </table:table-cell>
          <table:table-cell office:value-type="float" office:value="279029" table:style-name="ce38">
            <text:p>279.029</text:p>
          </table:table-cell>
          <table:table-cell office:value-type="percentage" office:value="0.6572641338323939" table:style-name="ce39">
            <text:p>65,7%</text:p>
          </table:table-cell>
          <table:table-cell office:value-type="float" office:value="3848218" table:style-name="ce38">
            <text:p>3.848.21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573583940501629" table:style-name="ce39">
            <text:p>8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45" table:style-name="ce38">
            <text:p>78.145</text:p>
          </table:table-cell>
          <table:table-cell office:value-type="percentage" office:value="1" table:style-name="ce39">
            <text:p>100,0%</text:p>
          </table:table-cell>
          <table:table-cell office:value-type="float" office:value="95759" table:style-name="ce38">
            <text:p>95.759</text:p>
          </table:table-cell>
          <table:table-cell office:value-type="percentage" office:value="1" table:style-name="ce39">
            <text:p>100,0%</text:p>
          </table:table-cell>
          <table:table-cell office:value-type="float" office:value="131840" table:style-name="ce38">
            <text:p>131.840</text:p>
          </table:table-cell>
          <table:table-cell office:value-type="percentage" office:value="1" table:style-name="ce39">
            <text:p>100,0%</text:p>
          </table:table-cell>
          <table:table-cell office:value-type="float" office:value="159730" table:style-name="ce38">
            <text:p>159.730</text:p>
          </table:table-cell>
          <table:table-cell office:value-type="percentage" office:value="0.94394147125567318" table:style-name="ce39">
            <text:p>94,4%</text:p>
          </table:table-cell>
          <table:table-cell office:value-type="float" office:value="143861" table:style-name="ce38">
            <text:p>143.861</text:p>
          </table:table-cell>
          <table:table-cell office:value-type="percentage" office:value="0.90198377368427651" table:style-name="ce39">
            <text:p>90,2%</text:p>
          </table:table-cell>
          <table:table-cell office:value-type="float" office:value="108646" table:style-name="ce38">
            <text:p>108.646</text:p>
          </table:table-cell>
          <table:table-cell office:value-type="percentage" office:value="0.81395575333947667" table:style-name="ce39">
            <text:p>81,4%</text:p>
          </table:table-cell>
          <table:table-cell office:value-type="float" office:value="83891" table:style-name="ce38">
            <text:p>83.891</text:p>
          </table:table-cell>
          <table:table-cell office:value-type="percentage" office:value="0.7403018002117896" table:style-name="ce39">
            <text:p>74,0%</text:p>
          </table:table-cell>
          <table:table-cell office:value-type="float" office:value="51953" table:style-name="ce38">
            <text:p>51.953</text:p>
          </table:table-cell>
          <table:table-cell office:value-type="percentage" office:value="0.61301474926253685" table:style-name="ce39">
            <text:p>61,3%</text:p>
          </table:table-cell>
          <table:table-cell office:value-type="float" office:value="853825" table:style-name="ce38">
            <text:p>853.82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9552324904529612" table:style-name="ce39">
            <text:p>89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651" table:style-name="ce38">
            <text:p>241.651</text:p>
          </table:table-cell>
          <table:table-cell office:value-type="percentage" office:value="1" table:style-name="ce39">
            <text:p>100,0%</text:p>
          </table:table-cell>
          <table:table-cell office:value-type="float" office:value="290303" table:style-name="ce38">
            <text:p>290.303</text:p>
          </table:table-cell>
          <table:table-cell office:value-type="percentage" office:value="1" table:style-name="ce39">
            <text:p>100,0%</text:p>
          </table:table-cell>
          <table:table-cell office:value-type="float" office:value="341514" table:style-name="ce38">
            <text:p>341.514</text:p>
          </table:table-cell>
          <table:table-cell office:value-type="percentage" office:value="0.98439729395521247" table:style-name="ce39">
            <text:p>98,4%</text:p>
          </table:table-cell>
          <table:table-cell office:value-type="float" office:value="385112" table:style-name="ce38">
            <text:p>385.112</text:p>
          </table:table-cell>
          <table:table-cell office:value-type="percentage" office:value="0.94881112816558222" table:style-name="ce39">
            <text:p>94,9%</text:p>
          </table:table-cell>
          <table:table-cell office:value-type="float" office:value="397232" table:style-name="ce38">
            <text:p>397.232</text:p>
          </table:table-cell>
          <table:table-cell office:value-type="percentage" office:value="0.89623912224375646" table:style-name="ce39">
            <text:p>89,6%</text:p>
          </table:table-cell>
          <table:table-cell office:value-type="float" office:value="245951" table:style-name="ce38">
            <text:p>245.951</text:p>
          </table:table-cell>
          <table:table-cell office:value-type="percentage" office:value="0.76049757581754318" table:style-name="ce39">
            <text:p>76,0%</text:p>
          </table:table-cell>
          <table:table-cell office:value-type="float" office:value="174056" table:style-name="ce38">
            <text:p>174.056</text:p>
          </table:table-cell>
          <table:table-cell office:value-type="percentage" office:value="0.75355115788744531" table:style-name="ce39">
            <text:p>75,4%</text:p>
          </table:table-cell>
          <table:table-cell office:value-type="float" office:value="62999" table:style-name="ce38">
            <text:p>62.999</text:p>
          </table:table-cell>
          <table:table-cell office:value-type="percentage" office:value="0.3499808340786747" table:style-name="ce39">
            <text:p>35,0%</text:p>
          </table:table-cell>
          <table:table-cell office:value-type="float" office:value="2138818" table:style-name="ce38">
            <text:p>2.138.81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713874981309816" table:style-name="ce39">
            <text:p>8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2" table:style-name="ce38">
            <text:p>23.332</text:p>
          </table:table-cell>
          <table:table-cell office:value-type="percentage" office:value="1" table:style-name="ce39">
            <text:p>100,0%</text:p>
          </table:table-cell>
          <table:table-cell office:value-type="float" office:value="28595" table:style-name="ce38">
            <text:p>28.595</text:p>
          </table:table-cell>
          <table:table-cell office:value-type="percentage" office:value="1" table:style-name="ce39">
            <text:p>100,0%</text:p>
          </table:table-cell>
          <table:table-cell office:value-type="float" office:value="37677" table:style-name="ce38">
            <text:p>37.677</text:p>
          </table:table-cell>
          <table:table-cell office:value-type="percentage" office:value="0.99891298584230337" table:style-name="ce39">
            <text:p>99,9%</text:p>
          </table:table-cell>
          <table:table-cell office:value-type="float" office:value="44680" table:style-name="ce38">
            <text:p>44.680</text:p>
          </table:table-cell>
          <table:table-cell office:value-type="percentage" office:value="0.93739509902651896" table:style-name="ce39">
            <text:p>93,7%</text:p>
          </table:table-cell>
          <table:table-cell office:value-type="float" office:value="46148" table:style-name="ce38">
            <text:p>46.148</text:p>
          </table:table-cell>
          <table:table-cell office:value-type="percentage" office:value="0.87158856970177723" table:style-name="ce39">
            <text:p>87,2%</text:p>
          </table:table-cell>
          <table:table-cell office:value-type="float" office:value="28526" table:style-name="ce38">
            <text:p>28.526</text:p>
          </table:table-cell>
          <table:table-cell office:value-type="percentage" office:value="0.72550166586128839" table:style-name="ce39">
            <text:p>72,6%</text:p>
          </table:table-cell>
          <table:table-cell office:value-type="float" office:value="19871" table:style-name="ce38">
            <text:p>19.871</text:p>
          </table:table-cell>
          <table:table-cell office:value-type="percentage" office:value="0.65240659268500889" table:style-name="ce39">
            <text:p>65,2%</text:p>
          </table:table-cell>
          <table:table-cell office:value-type="float" office:value="14162" table:style-name="ce38">
            <text:p>14.162</text:p>
          </table:table-cell>
          <table:table-cell office:value-type="percentage" office:value="0.55467648441171857" table:style-name="ce39">
            <text:p>55,5%</text:p>
          </table:table-cell>
          <table:table-cell office:value-type="float" office:value="242991" table:style-name="ce38">
            <text:p>242.991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5569250272916153" table:style-name="ce39">
            <text:p>8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144" table:style-name="ce38">
            <text:p>373.144</text:p>
          </table:table-cell>
          <table:table-cell office:value-type="percentage" office:value="1" table:style-name="ce39">
            <text:p>100,0%</text:p>
          </table:table-cell>
          <table:table-cell office:value-type="float" office:value="509227" table:style-name="ce38">
            <text:p>509.227</text:p>
          </table:table-cell>
          <table:table-cell office:value-type="percentage" office:value="0.96796310834263166" table:style-name="ce39">
            <text:p>96,8%</text:p>
          </table:table-cell>
          <table:table-cell office:value-type="float" office:value="681895" table:style-name="ce38">
            <text:p>681.895</text:p>
          </table:table-cell>
          <table:table-cell office:value-type="percentage" office:value="0.96953320167263124" table:style-name="ce39">
            <text:p>97,0%</text:p>
          </table:table-cell>
          <table:table-cell office:value-type="float" office:value="924742" table:style-name="ce38">
            <text:p>924.742</text:p>
          </table:table-cell>
          <table:table-cell office:value-type="percentage" office:value="0.95061488533413929" table:style-name="ce39">
            <text:p>95,1%</text:p>
          </table:table-cell>
          <table:table-cell office:value-type="float" office:value="996371" table:style-name="ce38">
            <text:p>996.371</text:p>
          </table:table-cell>
          <table:table-cell office:value-type="percentage" office:value="0.85454183680383133" table:style-name="ce39">
            <text:p>85,5%</text:p>
          </table:table-cell>
          <table:table-cell office:value-type="float" office:value="688148" table:style-name="ce38">
            <text:p>688.148</text:p>
          </table:table-cell>
          <table:table-cell office:value-type="percentage" office:value="0.72464091655785345" table:style-name="ce39">
            <text:p>72,5%</text:p>
          </table:table-cell>
          <table:table-cell office:value-type="float" office:value="517702" table:style-name="ce38">
            <text:p>517.702</text:p>
          </table:table-cell>
          <table:table-cell office:value-type="percentage" office:value="0.69726522778544731" table:style-name="ce39">
            <text:p>69,7%</text:p>
          </table:table-cell>
          <table:table-cell office:value-type="float" office:value="287054" table:style-name="ce38">
            <text:p>287.054</text:p>
          </table:table-cell>
          <table:table-cell office:value-type="percentage" office:value="0.51857672949839395" table:style-name="ce39">
            <text:p>51,9%</text:p>
          </table:table-cell>
          <table:table-cell office:value-type="float" office:value="4978283" table:style-name="ce38">
            <text:p>4.978.28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3277608981158546" table:style-name="ce39">
            <text:p>8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32" table:style-name="ce38">
            <text:p>73.732</text:p>
          </table:table-cell>
          <table:table-cell office:value-type="percentage" office:value="1" table:style-name="ce39">
            <text:p>100,0%</text:p>
          </table:table-cell>
          <table:table-cell office:value-type="float" office:value="102607" table:style-name="ce38">
            <text:p>102.607</text:p>
          </table:table-cell>
          <table:table-cell office:value-type="percentage" office:value="0.99716226591123336" table:style-name="ce39">
            <text:p>99,7%</text:p>
          </table:table-cell>
          <table:table-cell office:value-type="float" office:value="146182" table:style-name="ce38">
            <text:p>146.182</text:p>
          </table:table-cell>
          <table:table-cell office:value-type="percentage" office:value="0.99505135832386038" table:style-name="ce39">
            <text:p>99,5%</text:p>
          </table:table-cell>
          <table:table-cell office:value-type="float" office:value="203912" table:style-name="ce38">
            <text:p>203.912</text:p>
          </table:table-cell>
          <table:table-cell office:value-type="percentage" office:value="0.95618411674231907" table:style-name="ce39">
            <text:p>95,6%</text:p>
          </table:table-cell>
          <table:table-cell office:value-type="float" office:value="224302" table:style-name="ce38">
            <text:p>224.302</text:p>
          </table:table-cell>
          <table:table-cell office:value-type="percentage" office:value="0.88253323732968203" table:style-name="ce39">
            <text:p>88,3%</text:p>
          </table:table-cell>
          <table:table-cell office:value-type="float" office:value="154591" table:style-name="ce38">
            <text:p>154.591</text:p>
          </table:table-cell>
          <table:table-cell office:value-type="percentage" office:value="0.73965923934106204" table:style-name="ce39">
            <text:p>74,0%</text:p>
          </table:table-cell>
          <table:table-cell office:value-type="float" office:value="125574" table:style-name="ce38">
            <text:p>125.574</text:p>
          </table:table-cell>
          <table:table-cell office:value-type="percentage" office:value="0.72903023547443224" table:style-name="ce39">
            <text:p>72,9%</text:p>
          </table:table-cell>
          <table:table-cell office:value-type="float" office:value="96265" table:style-name="ce38">
            <text:p>96.265</text:p>
          </table:table-cell>
          <table:table-cell office:value-type="percentage" office:value="0.67842896810295006" table:style-name="ce39">
            <text:p>67,8%</text:p>
          </table:table-cell>
          <table:table-cell office:value-type="float" office:value="1127165" table:style-name="ce38">
            <text:p>1.127.16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6034132308300582" table:style-name="ce39">
            <text:p>8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42" table:style-name="ce38">
            <text:p>42.442</text:p>
          </table:table-cell>
          <table:table-cell office:value-type="percentage" office:value="1" table:style-name="ce39">
            <text:p>100,0%</text:p>
          </table:table-cell>
          <table:table-cell office:value-type="float" office:value="55772" table:style-name="ce38">
            <text:p>55.772</text:p>
          </table:table-cell>
          <table:table-cell office:value-type="percentage" office:value="0.99964152566676223" table:style-name="ce39">
            <text:p>100,0%</text:p>
          </table:table-cell>
          <table:table-cell office:value-type="float" office:value="71434" table:style-name="ce38">
            <text:p>71.434</text:p>
          </table:table-cell>
          <table:table-cell office:value-type="percentage" office:value="0.9673636314392503" table:style-name="ce39">
            <text:p>96,7%</text:p>
          </table:table-cell>
          <table:table-cell office:value-type="float" office:value="90046" table:style-name="ce38">
            <text:p>90.046</text:p>
          </table:table-cell>
          <table:table-cell office:value-type="percentage" office:value="0.93124702670279436" table:style-name="ce39">
            <text:p>93,1%</text:p>
          </table:table-cell>
          <table:table-cell office:value-type="float" office:value="92559" table:style-name="ce38">
            <text:p>92.559</text:p>
          </table:table-cell>
          <table:table-cell office:value-type="percentage" office:value="0.8570119071869039" table:style-name="ce39">
            <text:p>85,7%</text:p>
          </table:table-cell>
          <table:table-cell office:value-type="float" office:value="59725" table:style-name="ce38">
            <text:p>59.725</text:p>
          </table:table-cell>
          <table:table-cell office:value-type="percentage" office:value="0.73425455797199446" table:style-name="ce39">
            <text:p>73,4%</text:p>
          </table:table-cell>
          <table:table-cell office:value-type="float" office:value="48891" table:style-name="ce38">
            <text:p>48.891</text:p>
          </table:table-cell>
          <table:table-cell office:value-type="percentage" office:value="0.71764498656920162" table:style-name="ce39">
            <text:p>71,8%</text:p>
          </table:table-cell>
          <table:table-cell office:value-type="float" office:value="36832" table:style-name="ce38">
            <text:p>36.832</text:p>
          </table:table-cell>
          <table:table-cell office:value-type="percentage" office:value="0.65318862169255865" table:style-name="ce39">
            <text:p>65,3%</text:p>
          </table:table-cell>
          <table:table-cell office:value-type="float" office:value="497701" table:style-name="ce38">
            <text:p>497.701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5610660630184021" table:style-name="ce39">
            <text:p>85,6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57" table:style-name="ce38">
            <text:p>163.857</text:p>
          </table:table-cell>
          <table:table-cell office:value-type="percentage" office:value="1" table:style-name="ce39">
            <text:p>100,0%</text:p>
          </table:table-cell>
          <table:table-cell office:value-type="float" office:value="213290" table:style-name="ce38">
            <text:p>213.290</text:p>
          </table:table-cell>
          <table:table-cell office:value-type="percentage" office:value="1" table:style-name="ce39">
            <text:p>100,0%</text:p>
          </table:table-cell>
          <table:table-cell office:value-type="float" office:value="276026" table:style-name="ce38">
            <text:p>276.026</text:p>
          </table:table-cell>
          <table:table-cell office:value-type="percentage" office:value="0.98538835280719983" table:style-name="ce39">
            <text:p>98,5%</text:p>
          </table:table-cell>
          <table:table-cell office:value-type="float" office:value="316456" table:style-name="ce38">
            <text:p>316.456</text:p>
          </table:table-cell>
          <table:table-cell office:value-type="percentage" office:value="0.93081590813496207" table:style-name="ce39">
            <text:p>93,1%</text:p>
          </table:table-cell>
          <table:table-cell office:value-type="float" office:value="309098" table:style-name="ce38">
            <text:p>309.098</text:p>
          </table:table-cell>
          <table:table-cell office:value-type="percentage" office:value="0.8535482819847956" table:style-name="ce39">
            <text:p>85,4%</text:p>
          </table:table-cell>
          <table:table-cell office:value-type="float" office:value="185053" table:style-name="ce38">
            <text:p>185.053</text:p>
          </table:table-cell>
          <table:table-cell office:value-type="percentage" office:value="0.71025895917372561" table:style-name="ce39">
            <text:p>71,0%</text:p>
          </table:table-cell>
          <table:table-cell office:value-type="float" office:value="130305" table:style-name="ce38">
            <text:p>130.305</text:p>
          </table:table-cell>
          <table:table-cell office:value-type="percentage" office:value="0.64656584000714523" table:style-name="ce39">
            <text:p>64,7%</text:p>
          </table:table-cell>
          <table:table-cell office:value-type="float" office:value="86658" table:style-name="ce38">
            <text:p>86.658</text:p>
          </table:table-cell>
          <table:table-cell office:value-type="percentage" office:value="0.51396747446710078" table:style-name="ce39">
            <text:p>51,4%</text:p>
          </table:table-cell>
          <table:table-cell office:value-type="float" office:value="1680743" table:style-name="ce38">
            <text:p>1.680.743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4717302866060162" table:style-name="ce39">
            <text:p>84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3" table:style-name="ce38">
            <text:p>2.383</text:p>
          </table:table-cell>
          <table:table-cell office:value-type="percentage" office:value="0.91477927063339737" table:style-name="ce39">
            <text:p>91,5%</text:p>
          </table:table-cell>
          <table:table-cell office:value-type="float" office:value="3864" table:style-name="ce38">
            <text:p>3.864</text:p>
          </table:table-cell>
          <table:table-cell office:value-type="percentage" office:value="0.89485873089393242" table:style-name="ce39">
            <text:p>89,5%</text:p>
          </table:table-cell>
          <table:table-cell office:value-type="float" office:value="7521" table:style-name="ce38">
            <text:p>7.521</text:p>
          </table:table-cell>
          <table:table-cell office:value-type="percentage" office:value="0.95723558610156545" table:style-name="ce39">
            <text:p>95,7%</text:p>
          </table:table-cell>
          <table:table-cell office:value-type="float" office:value="10247" table:style-name="ce38">
            <text:p>10.247</text:p>
          </table:table-cell>
          <table:table-cell office:value-type="percentage" office:value="0.88672551055728621" table:style-name="ce39">
            <text:p>88,7%</text:p>
          </table:table-cell>
          <table:table-cell office:value-type="float" office:value="10623" table:style-name="ce38">
            <text:p>10.623</text:p>
          </table:table-cell>
          <table:table-cell office:value-type="percentage" office:value="0.84029425723777884" table:style-name="ce39">
            <text:p>84,0%</text:p>
          </table:table-cell>
          <table:table-cell office:value-type="float" office:value="8397" table:style-name="ce38">
            <text:p>8.397</text:p>
          </table:table-cell>
          <table:table-cell office:value-type="percentage" office:value="0.70598621153522789" table:style-name="ce39">
            <text:p>70,6%</text:p>
          </table:table-cell>
          <table:table-cell office:value-type="float" office:value="7794" table:style-name="ce38">
            <text:p>7.794</text:p>
          </table:table-cell>
          <table:table-cell office:value-type="percentage" office:value="0.71067748700647393" table:style-name="ce39">
            <text:p>71,1%</text:p>
          </table:table-cell>
          <table:table-cell office:value-type="float" office:value="5813" table:style-name="ce38">
            <text:p>5.813</text:p>
          </table:table-cell>
          <table:table-cell office:value-type="percentage" office:value="0.63697129081744464" table:style-name="ce39">
            <text:p>63,7%</text:p>
          </table:table-cell>
          <table:table-cell office:value-type="float" office:value="56642" table:style-name="ce38">
            <text:p>56.64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9816811104065388" table:style-name="ce39">
            <text:p>79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7" table:style-name="ce38">
            <text:p>1.997</text:p>
          </table:table-cell>
          <table:table-cell office:value-type="percentage" office:value="0.85014899957428691" table:style-name="ce39">
            <text:p>85,0%</text:p>
          </table:table-cell>
          <table:table-cell office:value-type="float" office:value="3288" table:style-name="ce38">
            <text:p>3.288</text:p>
          </table:table-cell>
          <table:table-cell office:value-type="percentage" office:value="0.8772678762006404" table:style-name="ce39">
            <text:p>87,7%</text:p>
          </table:table-cell>
          <table:table-cell office:value-type="float" office:value="7012" table:style-name="ce38">
            <text:p>7.012</text:p>
          </table:table-cell>
          <table:table-cell office:value-type="percentage" office:value="0.89587325923086747" table:style-name="ce39">
            <text:p>89,6%</text:p>
          </table:table-cell>
          <table:table-cell office:value-type="float" office:value="9421" table:style-name="ce38">
            <text:p>9.421</text:p>
          </table:table-cell>
          <table:table-cell office:value-type="percentage" office:value="0.83379060093813617" table:style-name="ce39">
            <text:p>83,4%</text:p>
          </table:table-cell>
          <table:table-cell office:value-type="float" office:value="9669" table:style-name="ce38">
            <text:p>9.669</text:p>
          </table:table-cell>
          <table:table-cell office:value-type="percentage" office:value="0.80561573071154813" table:style-name="ce39">
            <text:p>80,6%</text:p>
          </table:table-cell>
          <table:table-cell office:value-type="float" office:value="8032" table:style-name="ce38">
            <text:p>8.032</text:p>
          </table:table-cell>
          <table:table-cell office:value-type="percentage" office:value="0.66199620868705189" table:style-name="ce39">
            <text:p>66,2%</text:p>
          </table:table-cell>
          <table:table-cell office:value-type="float" office:value="7669" table:style-name="ce38">
            <text:p>7.669</text:p>
          </table:table-cell>
          <table:table-cell office:value-type="percentage" office:value="0.63934972905377241" table:style-name="ce39">
            <text:p>63,9%</text:p>
          </table:table-cell>
          <table:table-cell office:value-type="float" office:value="6011" table:style-name="ce38">
            <text:p>6.011</text:p>
          </table:table-cell>
          <table:table-cell office:value-type="percentage" office:value="0.62784625026112384" table:style-name="ce39">
            <text:p>62,8%</text:p>
          </table:table-cell>
          <table:table-cell office:value-type="float" office:value="53099" table:style-name="ce38">
            <text:p>53.099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4864297094195442" table:style-name="ce39">
            <text:p>74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08" table:style-name="ce38">
            <text:p>3.508</text:p>
          </table:table-cell>
          <table:table-cell office:value-type="string" table:style-name="ce39">
            <text:p>-</text:p>
          </table:table-cell>
          <table:table-cell office:value-type="float" office:value="9467" table:style-name="ce38">
            <text:p>9.467</text:p>
          </table:table-cell>
          <table:table-cell office:value-type="string" table:style-name="ce39">
            <text:p>-</text:p>
          </table:table-cell>
          <table:table-cell office:value-type="float" office:value="21839" table:style-name="ce38">
            <text:p>21.839</text:p>
          </table:table-cell>
          <table:table-cell office:value-type="string" table:style-name="ce39">
            <text:p>-</text:p>
          </table:table-cell>
          <table:table-cell office:value-type="float" office:value="31418" table:style-name="ce38">
            <text:p>31.418</text:p>
          </table:table-cell>
          <table:table-cell office:value-type="string" table:style-name="ce39">
            <text:p>-</text:p>
          </table:table-cell>
          <table:table-cell office:value-type="float" office:value="24055" table:style-name="ce38">
            <text:p>24.055</text:p>
          </table:table-cell>
          <table:table-cell office:value-type="string" table:style-name="ce39">
            <text:p>-</text:p>
          </table:table-cell>
          <table:table-cell office:value-type="float" office:value="967" table:style-name="ce38">
            <text:p>967</text:p>
          </table:table-cell>
          <table:table-cell office:value-type="string" table:style-name="ce39">
            <text:p>-</text:p>
          </table:table-cell>
          <table:table-cell office:value-type="float" office:value="91304" table:style-name="ce38">
            <text:p>91.30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1" table:style-name="ce41">
            <text:p>161</text:p>
          </table:table-cell>
          <table:table-cell office:value-type="string" table:style-name="ce42">
            <text:p>-</text:p>
          </table:table-cell>
          <table:table-cell office:value-type="float" office:value="460" table:style-name="ce41">
            <text:p>460</text:p>
          </table:table-cell>
          <table:table-cell office:value-type="string" table:style-name="ce42">
            <text:p>-</text:p>
          </table:table-cell>
          <table:table-cell office:value-type="float" office:value="886" table:style-name="ce41">
            <text:p>886</text:p>
          </table:table-cell>
          <table:table-cell office:value-type="string" table:style-name="ce42">
            <text:p>-</text:p>
          </table:table-cell>
          <table:table-cell office:value-type="float" office:value="992" table:style-name="ce41">
            <text:p>992</text:p>
          </table:table-cell>
          <table:table-cell office:value-type="string" table:style-name="ce42">
            <text:p>-</text:p>
          </table:table-cell>
          <table:table-cell office:value-type="float" office:value="906" table:style-name="ce41">
            <text:p>906</text:p>
          </table:table-cell>
          <table:table-cell office:value-type="string" table:style-name="ce42">
            <text:p>-</text:p>
          </table:table-cell>
          <table:table-cell office:value-type="float" office:value="130" table:style-name="ce41">
            <text:p>130</text:p>
          </table:table-cell>
          <table:table-cell office:value-type="string" table:style-name="ce42">
            <text:p>-</text:p>
          </table:table-cell>
          <table:table-cell office:value-type="float" office:value="3578" table:style-name="ce41">
            <text:p>3.57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0392" table:style-name="ce45">
            <text:p>2.930.392</text:p>
          </table:table-cell>
          <table:table-cell office:value-type="percentage" office:value="1" table:style-name="ce46">
            <text:p>100,0%</text:p>
          </table:table-cell>
          <table:table-cell office:value-type="float" office:value="3928159" table:style-name="ce45">
            <text:p>3.928.159</text:p>
          </table:table-cell>
          <table:table-cell office:value-type="percentage" office:value="0.99194807129716955" table:style-name="ce46">
            <text:p>99,2%</text:p>
          </table:table-cell>
          <table:table-cell office:value-type="float" office:value="5217293" table:style-name="ce45">
            <text:p>5.217.293</text:p>
          </table:table-cell>
          <table:table-cell office:value-type="percentage" office:value="0.97757292224487757" table:style-name="ce46">
            <text:p>97,8%</text:p>
          </table:table-cell>
          <table:table-cell office:value-type="float" office:value="6554728" table:style-name="ce45">
            <text:p>6.554.728</text:p>
          </table:table-cell>
          <table:table-cell office:value-type="percentage" office:value="0.93195547015869917" table:style-name="ce46">
            <text:p>93,2%</text:p>
          </table:table-cell>
          <table:table-cell office:value-type="float" office:value="6747638" table:style-name="ce45">
            <text:p>6.747.638</text:p>
          </table:table-cell>
          <table:table-cell office:value-type="percentage" office:value="0.85502570600109962" table:style-name="ce46">
            <text:p>85,5%</text:p>
          </table:table-cell>
          <table:table-cell office:value-type="float" office:value="4529345" table:style-name="ce45">
            <text:p>4.529.345</text:p>
          </table:table-cell>
          <table:table-cell office:value-type="percentage" office:value="0.72697464353429464" table:style-name="ce46">
            <text:p>72,7%</text:p>
          </table:table-cell>
          <table:table-cell office:value-type="float" office:value="3463375" table:style-name="ce45">
            <text:p>3.463.375</text:p>
          </table:table-cell>
          <table:table-cell office:value-type="percentage" office:value="0.70043016276210202" table:style-name="ce46">
            <text:p>70,0%</text:p>
          </table:table-cell>
          <table:table-cell office:value-type="float" office:value="2296453" table:style-name="ce45">
            <text:p>2.296.453</text:p>
          </table:table-cell>
          <table:table-cell office:value-type="percentage" office:value="0.59054729541032625" table:style-name="ce46">
            <text:p>59,1%</text:p>
          </table:table-cell>
          <table:table-cell office:value-type="float" office:value="35667383" table:style-name="ce45">
            <text:p>35.667.38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4680744296504351" table:style-name="ce46">
            <text:p>84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115" table:style-name="ce35">
            <text:p>426.115</text:p>
          </table:table-cell>
          <table:table-cell office:value-type="percentage" office:value="1" table:style-name="ce36">
            <text:p>100,0%</text:p>
          </table:table-cell>
          <table:table-cell office:value-type="float" office:value="645413" table:style-name="ce35">
            <text:p>645.413</text:p>
          </table:table-cell>
          <table:table-cell office:value-type="percentage" office:value="0.99236140047141597" table:style-name="ce36">
            <text:p>99,2%</text:p>
          </table:table-cell>
          <table:table-cell office:value-type="float" office:value="886860" table:style-name="ce35">
            <text:p>886.860</text:p>
          </table:table-cell>
          <table:table-cell office:value-type="percentage" office:value="0.96803242274438495" table:style-name="ce36">
            <text:p>96,8%</text:p>
          </table:table-cell>
          <table:table-cell office:value-type="float" office:value="1173750" table:style-name="ce35">
            <text:p>1.173.750</text:p>
          </table:table-cell>
          <table:table-cell office:value-type="percentage" office:value="0.92785020960126352" table:style-name="ce36">
            <text:p>92,8%</text:p>
          </table:table-cell>
          <table:table-cell office:value-type="float" office:value="1175144" table:style-name="ce35">
            <text:p>1.175.144</text:p>
          </table:table-cell>
          <table:table-cell office:value-type="percentage" office:value="0.84840958939119815" table:style-name="ce36">
            <text:p>84,8%</text:p>
          </table:table-cell>
          <table:table-cell office:value-type="float" office:value="777019" table:style-name="ce35">
            <text:p>777.019</text:p>
          </table:table-cell>
          <table:table-cell office:value-type="percentage" office:value="0.68146589640393018" table:style-name="ce36">
            <text:p>68,1%</text:p>
          </table:table-cell>
          <table:table-cell office:value-type="float" office:value="468746" table:style-name="ce35">
            <text:p>468.746</text:p>
          </table:table-cell>
          <table:table-cell office:value-type="percentage" office:value="0.50474871644671104" table:style-name="ce36">
            <text:p>50,5%</text:p>
          </table:table-cell>
          <table:table-cell office:value-type="float" office:value="88984" table:style-name="ce35">
            <text:p>88.984</text:p>
          </table:table-cell>
          <table:table-cell office:value-type="percentage" office:value="0.11818723959267213" table:style-name="ce36">
            <text:p>11,8%</text:p>
          </table:table-cell>
          <table:table-cell office:value-type="float" office:value="5642031" table:style-name="ce35">
            <text:p>5.642.031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5711888459099774" table:style-name="ce36">
            <text:p>7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358" table:style-name="ce38">
            <text:p>99.358</text:p>
          </table:table-cell>
          <table:table-cell office:value-type="percentage" office:value="1" table:style-name="ce39">
            <text:p>100,0%</text:p>
          </table:table-cell>
          <table:table-cell office:value-type="float" office:value="117849" table:style-name="ce38">
            <text:p>117.849</text:p>
          </table:table-cell>
          <table:table-cell office:value-type="percentage" office:value="0.99070236644109122" table:style-name="ce39">
            <text:p>99,1%</text:p>
          </table:table-cell>
          <table:table-cell office:value-type="float" office:value="147896" table:style-name="ce38">
            <text:p>147.896</text:p>
          </table:table-cell>
          <table:table-cell office:value-type="percentage" office:value="0.94582616536737296" table:style-name="ce39">
            <text:p>94,6%</text:p>
          </table:table-cell>
          <table:table-cell office:value-type="float" office:value="177935" table:style-name="ce38">
            <text:p>177.935</text:p>
          </table:table-cell>
          <table:table-cell office:value-type="percentage" office:value="0.89745594302603571" table:style-name="ce39">
            <text:p>89,7%</text:p>
          </table:table-cell>
          <table:table-cell office:value-type="float" office:value="175236" table:style-name="ce38">
            <text:p>175.236</text:p>
          </table:table-cell>
          <table:table-cell office:value-type="percentage" office:value="0.81526730342462883" table:style-name="ce39">
            <text:p>81,5%</text:p>
          </table:table-cell>
          <table:table-cell office:value-type="float" office:value="105039" table:style-name="ce38">
            <text:p>105.039</text:p>
          </table:table-cell>
          <table:table-cell office:value-type="percentage" office:value="0.63936671414484492" table:style-name="ce39">
            <text:p>63,9%</text:p>
          </table:table-cell>
          <table:table-cell office:value-type="float" office:value="69849" table:style-name="ce38">
            <text:p>69.849</text:p>
          </table:table-cell>
          <table:table-cell office:value-type="percentage" office:value="0.53564773276278554" table:style-name="ce39">
            <text:p>53,6%</text:p>
          </table:table-cell>
          <table:table-cell office:value-type="float" office:value="24531" table:style-name="ce38">
            <text:p>24.531</text:p>
          </table:table-cell>
          <table:table-cell office:value-type="percentage" office:value="0.23791327624164718" table:style-name="ce39">
            <text:p>23,8%</text:p>
          </table:table-cell>
          <table:table-cell office:value-type="float" office:value="917693" table:style-name="ce38">
            <text:p>917.69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7433691042531905" table:style-name="ce39">
            <text:p>77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800" table:style-name="ce38">
            <text:p>87.800</text:p>
          </table:table-cell>
          <table:table-cell office:value-type="percentage" office:value="0.99970396010293083" table:style-name="ce39">
            <text:p>100,0%</text:p>
          </table:table-cell>
          <table:table-cell office:value-type="float" office:value="113525" table:style-name="ce38">
            <text:p>113.525</text:p>
          </table:table-cell>
          <table:table-cell office:value-type="percentage" office:value="1" table:style-name="ce39">
            <text:p>100,0%</text:p>
          </table:table-cell>
          <table:table-cell office:value-type="float" office:value="144309" table:style-name="ce38">
            <text:p>144.309</text:p>
          </table:table-cell>
          <table:table-cell office:value-type="percentage" office:value="0.96429716943308474" table:style-name="ce39">
            <text:p>96,4%</text:p>
          </table:table-cell>
          <table:table-cell office:value-type="float" office:value="148664" table:style-name="ce38">
            <text:p>148.664</text:p>
          </table:table-cell>
          <table:table-cell office:value-type="percentage" office:value="0.91403977988871465" table:style-name="ce39">
            <text:p>91,4%</text:p>
          </table:table-cell>
          <table:table-cell office:value-type="float" office:value="143449" table:style-name="ce38">
            <text:p>143.449</text:p>
          </table:table-cell>
          <table:table-cell office:value-type="percentage" office:value="0.85901205439748973" table:style-name="ce39">
            <text:p>85,9%</text:p>
          </table:table-cell>
          <table:table-cell office:value-type="float" office:value="78082" table:style-name="ce38">
            <text:p>78.082</text:p>
          </table:table-cell>
          <table:table-cell office:value-type="percentage" office:value="0.68223082367126542" table:style-name="ce39">
            <text:p>68,2%</text:p>
          </table:table-cell>
          <table:table-cell office:value-type="float" office:value="45199" table:style-name="ce38">
            <text:p>45.199</text:p>
          </table:table-cell>
          <table:table-cell office:value-type="percentage" office:value="0.57133647659617504" table:style-name="ce39">
            <text:p>57,1%</text:p>
          </table:table-cell>
          <table:table-cell office:value-type="float" office:value="10672" table:style-name="ce38">
            <text:p>10.672</text:p>
          </table:table-cell>
          <table:table-cell office:value-type="percentage" office:value="0.16675000000000001" table:style-name="ce39">
            <text:p>16,7%</text:p>
          </table:table-cell>
          <table:table-cell office:value-type="float" office:value="771700" table:style-name="ce38">
            <text:p>771.700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2629584539262702" table:style-name="ce39">
            <text:p>8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424" table:style-name="ce38">
            <text:p>50.424</text:p>
          </table:table-cell>
          <table:table-cell office:value-type="percentage" office:value="1" table:style-name="ce39">
            <text:p>100,0%</text:p>
          </table:table-cell>
          <table:table-cell office:value-type="float" office:value="77961" table:style-name="ce38">
            <text:p>77.961</text:p>
          </table:table-cell>
          <table:table-cell office:value-type="percentage" office:value="0.96826717671021911" table:style-name="ce39">
            <text:p>96,8%</text:p>
          </table:table-cell>
          <table:table-cell office:value-type="float" office:value="104547" table:style-name="ce38">
            <text:p>104.547</text:p>
          </table:table-cell>
          <table:table-cell office:value-type="percentage" office:value="0.89180336259180593" table:style-name="ce39">
            <text:p>89,2%</text:p>
          </table:table-cell>
          <table:table-cell office:value-type="float" office:value="141833" table:style-name="ce38">
            <text:p>141.833</text:p>
          </table:table-cell>
          <table:table-cell office:value-type="percentage" office:value="0.85546179967068159" table:style-name="ce39">
            <text:p>85,5%</text:p>
          </table:table-cell>
          <table:table-cell office:value-type="float" office:value="152072" table:style-name="ce38">
            <text:p>152.072</text:p>
          </table:table-cell>
          <table:table-cell office:value-type="percentage" office:value="0.73759773393089267" table:style-name="ce39">
            <text:p>73,8%</text:p>
          </table:table-cell>
          <table:table-cell office:value-type="float" office:value="100448" table:style-name="ce38">
            <text:p>100.448</text:p>
          </table:table-cell>
          <table:table-cell office:value-type="percentage" office:value="0.55134559545961015" table:style-name="ce39">
            <text:p>55,1%</text:p>
          </table:table-cell>
          <table:table-cell office:value-type="float" office:value="71804" table:style-name="ce38">
            <text:p>71.804</text:p>
          </table:table-cell>
          <table:table-cell office:value-type="percentage" office:value="0.52053761725942782" table:style-name="ce39">
            <text:p>52,1%</text:p>
          </table:table-cell>
          <table:table-cell office:value-type="float" office:value="42587" table:style-name="ce38">
            <text:p>42.587</text:p>
          </table:table-cell>
          <table:table-cell office:value-type="percentage" office:value="0.44603058232090492" table:style-name="ce39">
            <text:p>44,6%</text:p>
          </table:table-cell>
          <table:table-cell office:value-type="float" office:value="741676" table:style-name="ce38">
            <text:p>741.67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1668726512682301" table:style-name="ce39">
            <text:p>7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929" table:style-name="ce38">
            <text:p>90.929</text:p>
          </table:table-cell>
          <table:table-cell office:value-type="percentage" office:value="1" table:style-name="ce39">
            <text:p>100,0%</text:p>
          </table:table-cell>
          <table:table-cell office:value-type="float" office:value="148475" table:style-name="ce38">
            <text:p>148.475</text:p>
          </table:table-cell>
          <table:table-cell office:value-type="percentage" office:value="0.96081045227171247" table:style-name="ce39">
            <text:p>96,1%</text:p>
          </table:table-cell>
          <table:table-cell office:value-type="float" office:value="208524" table:style-name="ce38">
            <text:p>208.524</text:p>
          </table:table-cell>
          <table:table-cell office:value-type="percentage" office:value="0.88698892348527381" table:style-name="ce39">
            <text:p>88,7%</text:p>
          </table:table-cell>
          <table:table-cell office:value-type="float" office:value="307636" table:style-name="ce38">
            <text:p>307.636</text:p>
          </table:table-cell>
          <table:table-cell office:value-type="percentage" office:value="0.87767608526954854" table:style-name="ce39">
            <text:p>87,8%</text:p>
          </table:table-cell>
          <table:table-cell office:value-type="float" office:value="292506" table:style-name="ce38">
            <text:p>292.506</text:p>
          </table:table-cell>
          <table:table-cell office:value-type="percentage" office:value="0.75402913972840035" table:style-name="ce39">
            <text:p>75,4%</text:p>
          </table:table-cell>
          <table:table-cell office:value-type="float" office:value="182531" table:style-name="ce38">
            <text:p>182.531</text:p>
          </table:table-cell>
          <table:table-cell office:value-type="percentage" office:value="0.58704097975776215" table:style-name="ce39">
            <text:p>58,7%</text:p>
          </table:table-cell>
          <table:table-cell office:value-type="float" office:value="127800" table:style-name="ce38">
            <text:p>127.800</text:p>
          </table:table-cell>
          <table:table-cell office:value-type="percentage" office:value="0.50765050765050768" table:style-name="ce39">
            <text:p>50,8%</text:p>
          </table:table-cell>
          <table:table-cell office:value-type="float" office:value="37473" table:style-name="ce38">
            <text:p>37.473</text:p>
          </table:table-cell>
          <table:table-cell office:value-type="percentage" office:value="0.20841838295410936" table:style-name="ce39">
            <text:p>20,8%</text:p>
          </table:table-cell>
          <table:table-cell office:value-type="float" office:value="1395874" table:style-name="ce38">
            <text:p>1.395.874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1189948459128893" table:style-name="ce39">
            <text:p>7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60" table:style-name="ce38">
            <text:p>41.860</text:p>
          </table:table-cell>
          <table:table-cell office:value-type="percentage" office:value="1" table:style-name="ce39">
            <text:p>100,0%</text:p>
          </table:table-cell>
          <table:table-cell office:value-type="float" office:value="55605" table:style-name="ce38">
            <text:p>55.605</text:p>
          </table:table-cell>
          <table:table-cell office:value-type="percentage" office:value="1" table:style-name="ce39">
            <text:p>100,0%</text:p>
          </table:table-cell>
          <table:table-cell office:value-type="float" office:value="74562" table:style-name="ce38">
            <text:p>74.562</text:p>
          </table:table-cell>
          <table:table-cell office:value-type="percentage" office:value="0.96401835929924362" table:style-name="ce39">
            <text:p>96,4%</text:p>
          </table:table-cell>
          <table:table-cell office:value-type="float" office:value="80698" table:style-name="ce38">
            <text:p>80.698</text:p>
          </table:table-cell>
          <table:table-cell office:value-type="percentage" office:value="0.8970032457427416" table:style-name="ce39">
            <text:p>89,7%</text:p>
          </table:table-cell>
          <table:table-cell office:value-type="float" office:value="80674" table:style-name="ce38">
            <text:p>80.674</text:p>
          </table:table-cell>
          <table:table-cell office:value-type="percentage" office:value="0.82514907588294861" table:style-name="ce39">
            <text:p>82,5%</text:p>
          </table:table-cell>
          <table:table-cell office:value-type="float" office:value="39279" table:style-name="ce38">
            <text:p>39.279</text:p>
          </table:table-cell>
          <table:table-cell office:value-type="percentage" office:value="0.55736239410838195" table:style-name="ce39">
            <text:p>55,7%</text:p>
          </table:table-cell>
          <table:table-cell office:value-type="float" office:value="12124" table:style-name="ce38">
            <text:p>12.124</text:p>
          </table:table-cell>
          <table:table-cell office:value-type="percentage" office:value="0.24005544005544005" table:style-name="ce39">
            <text:p>24,0%</text:p>
          </table:table-cell>
          <table:table-cell office:value-type="float" office:value="1147" table:style-name="ce38">
            <text:p>1.147</text:p>
          </table:table-cell>
          <table:table-cell office:value-type="percentage" office:value="2.6090121238314036E-2" table:style-name="ce39">
            <text:p>2,6%</text:p>
          </table:table-cell>
          <table:table-cell office:value-type="float" office:value="385949" table:style-name="ce38">
            <text:p>385.949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363654228841483" table:style-name="ce39">
            <text:p>73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135" table:style-name="ce38">
            <text:p>226.135</text:p>
          </table:table-cell>
          <table:table-cell office:value-type="percentage" office:value="1" table:style-name="ce39">
            <text:p>100,0%</text:p>
          </table:table-cell>
          <table:table-cell office:value-type="float" office:value="248146" table:style-name="ce38">
            <text:p>248.146</text:p>
          </table:table-cell>
          <table:table-cell office:value-type="percentage" office:value="1" table:style-name="ce39">
            <text:p>100,0%</text:p>
          </table:table-cell>
          <table:table-cell office:value-type="float" office:value="309556" table:style-name="ce38">
            <text:p>309.556</text:p>
          </table:table-cell>
          <table:table-cell office:value-type="percentage" office:value="0.97168955504983123" table:style-name="ce39">
            <text:p>97,2%</text:p>
          </table:table-cell>
          <table:table-cell office:value-type="float" office:value="340963" table:style-name="ce38">
            <text:p>340.963</text:p>
          </table:table-cell>
          <table:table-cell office:value-type="percentage" office:value="0.89450514855381391" table:style-name="ce39">
            <text:p>89,5%</text:p>
          </table:table-cell>
          <table:table-cell office:value-type="float" office:value="304174" table:style-name="ce38">
            <text:p>304.174</text:p>
          </table:table-cell>
          <table:table-cell office:value-type="percentage" office:value="0.83724143625879077" table:style-name="ce39">
            <text:p>83,7%</text:p>
          </table:table-cell>
          <table:table-cell office:value-type="float" office:value="180432" table:style-name="ce38">
            <text:p>180.432</text:p>
          </table:table-cell>
          <table:table-cell office:value-type="percentage" office:value="0.67379930764835705" table:style-name="ce39">
            <text:p>67,4%</text:p>
          </table:table-cell>
          <table:table-cell office:value-type="float" office:value="78794" table:style-name="ce38">
            <text:p>78.794</text:p>
          </table:table-cell>
          <table:table-cell office:value-type="percentage" office:value="0.37342066102385713" table:style-name="ce39">
            <text:p>37,3%</text:p>
          </table:table-cell>
          <table:table-cell office:value-type="float" office:value="10695" table:style-name="ce38">
            <text:p>10.695</text:p>
          </table:table-cell>
          <table:table-cell office:value-type="percentage" office:value="6.4684109300722145E-2" table:style-name="ce39">
            <text:p>6,5%</text:p>
          </table:table-cell>
          <table:table-cell office:value-type="float" office:value="1698895" table:style-name="ce38">
            <text:p>1.698.895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8065142242193353" table:style-name="ce39">
            <text:p>78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91" table:style-name="ce38">
            <text:p>135.591</text:p>
          </table:table-cell>
          <table:table-cell office:value-type="percentage" office:value="1" table:style-name="ce39">
            <text:p>100,0%</text:p>
          </table:table-cell>
          <table:table-cell office:value-type="float" office:value="156431" table:style-name="ce38">
            <text:p>156.431</text:p>
          </table:table-cell>
          <table:table-cell office:value-type="percentage" office:value="0.98321820730227971" table:style-name="ce39">
            <text:p>98,3%</text:p>
          </table:table-cell>
          <table:table-cell office:value-type="float" office:value="209699" table:style-name="ce38">
            <text:p>209.699</text:p>
          </table:table-cell>
          <table:table-cell office:value-type="percentage" office:value="0.95996685649411295" table:style-name="ce39">
            <text:p>96,0%</text:p>
          </table:table-cell>
          <table:table-cell office:value-type="float" office:value="271233" table:style-name="ce38">
            <text:p>271.233</text:p>
          </table:table-cell>
          <table:table-cell office:value-type="percentage" office:value="0.88212164772764234" table:style-name="ce39">
            <text:p>88,2%</text:p>
          </table:table-cell>
          <table:table-cell office:value-type="float" office:value="265019" table:style-name="ce38">
            <text:p>265.019</text:p>
          </table:table-cell>
          <table:table-cell office:value-type="percentage" office:value="0.80161824533809234" table:style-name="ce39">
            <text:p>80,2%</text:p>
          </table:table-cell>
          <table:table-cell office:value-type="float" office:value="171424" table:style-name="ce38">
            <text:p>171.424</text:p>
          </table:table-cell>
          <table:table-cell office:value-type="percentage" office:value="0.64469106923253394" table:style-name="ce39">
            <text:p>64,5%</text:p>
          </table:table-cell>
          <table:table-cell office:value-type="float" office:value="114786" table:style-name="ce38">
            <text:p>114.786</text:p>
          </table:table-cell>
          <table:table-cell office:value-type="percentage" office:value="0.52632640802608111" table:style-name="ce39">
            <text:p>52,6%</text:p>
          </table:table-cell>
          <table:table-cell office:value-type="float" office:value="20233" table:style-name="ce38">
            <text:p>20.233</text:p>
          </table:table-cell>
          <table:table-cell office:value-type="percentage" office:value="0.11630032419009956" table:style-name="ce39">
            <text:p>11,6%</text:p>
          </table:table-cell>
          <table:table-cell office:value-type="float" office:value="1344416" table:style-name="ce38">
            <text:p>1.344.416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4327061716600762" table:style-name="ce39">
            <text:p>74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0094" table:style-name="ce38">
            <text:p>450.094</text:p>
          </table:table-cell>
          <table:table-cell office:value-type="percentage" office:value="1" table:style-name="ce39">
            <text:p>100,0%</text:p>
          </table:table-cell>
          <table:table-cell office:value-type="float" office:value="607330" table:style-name="ce38">
            <text:p>607.330</text:p>
          </table:table-cell>
          <table:table-cell office:value-type="percentage" office:value="0.95598559402605421" table:style-name="ce39">
            <text:p>95,6%</text:p>
          </table:table-cell>
          <table:table-cell office:value-type="float" office:value="765160" table:style-name="ce38">
            <text:p>765.160</text:p>
          </table:table-cell>
          <table:table-cell office:value-type="percentage" office:value="0.91353225467535193" table:style-name="ce39">
            <text:p>91,4%</text:p>
          </table:table-cell>
          <table:table-cell office:value-type="float" office:value="935996" table:style-name="ce38">
            <text:p>935.996</text:p>
          </table:table-cell>
          <table:table-cell office:value-type="percentage" office:value="0.85731191265639595" table:style-name="ce39">
            <text:p>85,7%</text:p>
          </table:table-cell>
          <table:table-cell office:value-type="float" office:value="1030448" table:style-name="ce38">
            <text:p>1.030.448</text:p>
          </table:table-cell>
          <table:table-cell office:value-type="percentage" office:value="0.78256623289829919" table:style-name="ce39">
            <text:p>78,3%</text:p>
          </table:table-cell>
          <table:table-cell office:value-type="float" office:value="582548" table:style-name="ce38">
            <text:p>582.548</text:p>
          </table:table-cell>
          <table:table-cell office:value-type="percentage" office:value="0.55764790571405598" table:style-name="ce39">
            <text:p>55,8%</text:p>
          </table:table-cell>
          <table:table-cell office:value-type="float" office:value="401359" table:style-name="ce38">
            <text:p>401.359</text:p>
          </table:table-cell>
          <table:table-cell office:value-type="percentage" office:value="0.47841489507530383" table:style-name="ce39">
            <text:p>47,8%</text:p>
          </table:table-cell>
          <table:table-cell office:value-type="float" office:value="158153" table:style-name="ce38">
            <text:p>158.153</text:p>
          </table:table-cell>
          <table:table-cell office:value-type="percentage" office:value="0.24102589893411119" table:style-name="ce39">
            <text:p>24,1%</text:p>
          </table:table-cell>
          <table:table-cell office:value-type="float" office:value="4931088" table:style-name="ce38">
            <text:p>4.931.088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1794256561974035" table:style-name="ce39">
            <text:p>71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948" table:style-name="ce38">
            <text:p>291.948</text:p>
          </table:table-cell>
          <table:table-cell office:value-type="percentage" office:value="1" table:style-name="ce39">
            <text:p>100,0%</text:p>
          </table:table-cell>
          <table:table-cell office:value-type="float" office:value="429063" table:style-name="ce38">
            <text:p>429.063</text:p>
          </table:table-cell>
          <table:table-cell office:value-type="percentage" office:value="0.9799046274853721" table:style-name="ce39">
            <text:p>98,0%</text:p>
          </table:table-cell>
          <table:table-cell office:value-type="float" office:value="540555" table:style-name="ce38">
            <text:p>540.555</text:p>
          </table:table-cell>
          <table:table-cell office:value-type="percentage" office:value="0.93082303591354298" table:style-name="ce39">
            <text:p>93,1%</text:p>
          </table:table-cell>
          <table:table-cell office:value-type="float" office:value="696085" table:style-name="ce38">
            <text:p>696.085</text:p>
          </table:table-cell>
          <table:table-cell office:value-type="percentage" office:value="0.92523400510943277" table:style-name="ce39">
            <text:p>92,5%</text:p>
          </table:table-cell>
          <table:table-cell office:value-type="float" office:value="711339" table:style-name="ce38">
            <text:p>711.339</text:p>
          </table:table-cell>
          <table:table-cell office:value-type="percentage" office:value="0.83530885827418888" table:style-name="ce39">
            <text:p>83,5%</text:p>
          </table:table-cell>
          <table:table-cell office:value-type="float" office:value="388998" table:style-name="ce38">
            <text:p>388.998</text:p>
          </table:table-cell>
          <table:table-cell office:value-type="percentage" office:value="0.59960324249836994" table:style-name="ce39">
            <text:p>60,0%</text:p>
          </table:table-cell>
          <table:table-cell office:value-type="float" office:value="152368" table:style-name="ce38">
            <text:p>152.368</text:p>
          </table:table-cell>
          <table:table-cell office:value-type="percentage" office:value="0.29521473438656454" table:style-name="ce39">
            <text:p>29,5%</text:p>
          </table:table-cell>
          <table:table-cell office:value-type="float" office:value="26965" table:style-name="ce38">
            <text:p>26.965</text:p>
          </table:table-cell>
          <table:table-cell office:value-type="percentage" office:value="6.3517151868768121E-2" table:style-name="ce39">
            <text:p>6,4%</text:p>
          </table:table-cell>
          <table:table-cell office:value-type="float" office:value="3237321" table:style-name="ce38">
            <text:p>3.237.32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2125444389711479" table:style-name="ce39">
            <text:p>72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15" table:style-name="ce38">
            <text:p>77.015</text:p>
          </table:table-cell>
          <table:table-cell office:value-type="percentage" office:value="1" table:style-name="ce39">
            <text:p>100,0%</text:p>
          </table:table-cell>
          <table:table-cell office:value-type="float" office:value="95008" table:style-name="ce38">
            <text:p>95.008</text:p>
          </table:table-cell>
          <table:table-cell office:value-type="percentage" office:value="1" table:style-name="ce39">
            <text:p>100,0%</text:p>
          </table:table-cell>
          <table:table-cell office:value-type="float" office:value="129097" table:style-name="ce38">
            <text:p>129.097</text:p>
          </table:table-cell>
          <table:table-cell office:value-type="percentage" office:value="1.0303279408126291" table:style-name="ce39">
            <text:p>103,0%</text:p>
          </table:table-cell>
          <table:table-cell office:value-type="float" office:value="157676" table:style-name="ce38">
            <text:p>157.676</text:p>
          </table:table-cell>
          <table:table-cell office:value-type="percentage" office:value="0.93180313918305602" table:style-name="ce39">
            <text:p>93,2%</text:p>
          </table:table-cell>
          <table:table-cell office:value-type="float" office:value="140819" table:style-name="ce38">
            <text:p>140.819</text:p>
          </table:table-cell>
          <table:table-cell office:value-type="percentage" office:value="0.88291095589802748" table:style-name="ce39">
            <text:p>88,3%</text:p>
          </table:table-cell>
          <table:table-cell office:value-type="float" office:value="100199" table:style-name="ce38">
            <text:p>100.199</text:p>
          </table:table-cell>
          <table:table-cell office:value-type="percentage" office:value="0.75067239041347333" table:style-name="ce39">
            <text:p>75,1%</text:p>
          </table:table-cell>
          <table:table-cell office:value-type="float" office:value="48531" table:style-name="ce38">
            <text:p>48.531</text:p>
          </table:table-cell>
          <table:table-cell office:value-type="percentage" office:value="0.42826509001058949" table:style-name="ce39">
            <text:p>42,8%</text:p>
          </table:table-cell>
          <table:table-cell office:value-type="float" office:value="4856" table:style-name="ce38">
            <text:p>4.856</text:p>
          </table:table-cell>
          <table:table-cell office:value-type="percentage" office:value="5.7297935103244838E-2" table:style-name="ce39">
            <text:p>5,7%</text:p>
          </table:table-cell>
          <table:table-cell office:value-type="float" office:value="753201" table:style-name="ce38">
            <text:p>753.20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899850750495313" table:style-name="ce39">
            <text:p>79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767" table:style-name="ce38">
            <text:p>239.767</text:p>
          </table:table-cell>
          <table:table-cell office:value-type="percentage" office:value="1" table:style-name="ce39">
            <text:p>100,0%</text:p>
          </table:table-cell>
          <table:table-cell office:value-type="float" office:value="288894" table:style-name="ce38">
            <text:p>288.894</text:p>
          </table:table-cell>
          <table:table-cell office:value-type="percentage" office:value="0.99700443812508199" table:style-name="ce39">
            <text:p>99,7%</text:p>
          </table:table-cell>
          <table:table-cell office:value-type="float" office:value="338067" table:style-name="ce38">
            <text:p>338.067</text:p>
          </table:table-cell>
          <table:table-cell office:value-type="percentage" office:value="0.97446148613397054" table:style-name="ce39">
            <text:p>97,4%</text:p>
          </table:table-cell>
          <table:table-cell office:value-type="float" office:value="381616" table:style-name="ce38">
            <text:p>381.616</text:p>
          </table:table-cell>
          <table:table-cell office:value-type="percentage" office:value="0.94019793588887601" table:style-name="ce39">
            <text:p>94,0%</text:p>
          </table:table-cell>
          <table:table-cell office:value-type="float" office:value="389725" table:style-name="ce38">
            <text:p>389.725</text:p>
          </table:table-cell>
          <table:table-cell office:value-type="percentage" office:value="0.87930174788649451" table:style-name="ce39">
            <text:p>87,9%</text:p>
          </table:table-cell>
          <table:table-cell office:value-type="float" office:value="225830" table:style-name="ce38">
            <text:p>225.830</text:p>
          </table:table-cell>
          <table:table-cell office:value-type="percentage" office:value="0.69828204620788603" table:style-name="ce39">
            <text:p>69,8%</text:p>
          </table:table-cell>
          <table:table-cell office:value-type="float" office:value="44695" table:style-name="ce38">
            <text:p>44.695</text:p>
          </table:table-cell>
          <table:table-cell office:value-type="percentage" office:value="0.19350076413211476" table:style-name="ce39">
            <text:p>19,4%</text:p>
          </table:table-cell>
          <table:table-cell office:value-type="float" office:value="10087" table:style-name="ce38">
            <text:p>10.087</text:p>
          </table:table-cell>
          <table:table-cell office:value-type="percentage" office:value="5.6036709683512306E-2" table:style-name="ce39">
            <text:p>5,6%</text:p>
          </table:table-cell>
          <table:table-cell office:value-type="float" office:value="1918681" table:style-name="ce38">
            <text:p>1.918.68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8170028319447937" table:style-name="ce39">
            <text:p>78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99" table:style-name="ce38">
            <text:p>23.099</text:p>
          </table:table-cell>
          <table:table-cell office:value-type="percentage" office:value="1" table:style-name="ce39">
            <text:p>100,0%</text:p>
          </table:table-cell>
          <table:table-cell office:value-type="float" office:value="28451" table:style-name="ce38">
            <text:p>28.451</text:p>
          </table:table-cell>
          <table:table-cell office:value-type="percentage" office:value="1" table:style-name="ce39">
            <text:p>100,0%</text:p>
          </table:table-cell>
          <table:table-cell office:value-type="float" office:value="36360" table:style-name="ce38">
            <text:p>36.360</text:p>
          </table:table-cell>
          <table:table-cell office:value-type="percentage" office:value="0.9639959700938544" table:style-name="ce39">
            <text:p>96,4%</text:p>
          </table:table-cell>
          <table:table-cell office:value-type="float" office:value="43498" table:style-name="ce38">
            <text:p>43.498</text:p>
          </table:table-cell>
          <table:table-cell office:value-type="percentage" office:value="0.91259650889560251" table:style-name="ce39">
            <text:p>91,3%</text:p>
          </table:table-cell>
          <table:table-cell office:value-type="float" office:value="44022" table:style-name="ce38">
            <text:p>44.022</text:p>
          </table:table-cell>
          <table:table-cell office:value-type="percentage" office:value="0.83143520879369937" table:style-name="ce39">
            <text:p>83,1%</text:p>
          </table:table-cell>
          <table:table-cell office:value-type="float" office:value="24230" table:style-name="ce38">
            <text:p>24.230</text:p>
          </table:table-cell>
          <table:table-cell office:value-type="percentage" office:value="0.616241511737328" table:style-name="ce39">
            <text:p>61,6%</text:p>
          </table:table-cell>
          <table:table-cell office:value-type="float" office:value="10032" table:style-name="ce38">
            <text:p>10.032</text:p>
          </table:table-cell>
          <table:table-cell office:value-type="percentage" office:value="0.32937159366997176" table:style-name="ce39">
            <text:p>32,9%</text:p>
          </table:table-cell>
          <table:table-cell office:value-type="float" office:value="2390" table:style-name="ce38">
            <text:p>2.390</text:p>
          </table:table-cell>
          <table:table-cell office:value-type="percentage" office:value="9.3608021306595651E-2" table:style-name="ce39">
            <text:p>9,4%</text:p>
          </table:table-cell>
          <table:table-cell office:value-type="float" office:value="212082" table:style-name="ce38">
            <text:p>212.08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4684649786949331" table:style-name="ce39">
            <text:p>7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433" table:style-name="ce38">
            <text:p>369.433</text:p>
          </table:table-cell>
          <table:table-cell office:value-type="percentage" office:value="1" table:style-name="ce39">
            <text:p>100,0%</text:p>
          </table:table-cell>
          <table:table-cell office:value-type="float" office:value="506150" table:style-name="ce38">
            <text:p>506.150</text:p>
          </table:table-cell>
          <table:table-cell office:value-type="percentage" office:value="0.96211419914423824" table:style-name="ce39">
            <text:p>96,2%</text:p>
          </table:table-cell>
          <table:table-cell office:value-type="float" office:value="666471" table:style-name="ce38">
            <text:p>666.471</text:p>
          </table:table-cell>
          <table:table-cell office:value-type="percentage" office:value="0.94760302165576837" table:style-name="ce39">
            <text:p>94,8%</text:p>
          </table:table-cell>
          <table:table-cell office:value-type="float" office:value="908763" table:style-name="ce38">
            <text:p>908.763</text:p>
          </table:table-cell>
          <table:table-cell office:value-type="percentage" office:value="0.93418881703319234" table:style-name="ce39">
            <text:p>93,4%</text:p>
          </table:table-cell>
          <table:table-cell office:value-type="float" office:value="948683" table:style-name="ce38">
            <text:p>948.683</text:p>
          </table:table-cell>
          <table:table-cell office:value-type="percentage" office:value="0.81364202025607846" table:style-name="ce39">
            <text:p>81,4%</text:p>
          </table:table-cell>
          <table:table-cell office:value-type="float" office:value="581507" table:style-name="ce38">
            <text:p>581.507</text:p>
          </table:table-cell>
          <table:table-cell office:value-type="percentage" office:value="0.61234467798323577" table:style-name="ce39">
            <text:p>61,2%</text:p>
          </table:table-cell>
          <table:table-cell office:value-type="float" office:value="364817" table:style-name="ce38">
            <text:p>364.817</text:p>
          </table:table-cell>
          <table:table-cell office:value-type="percentage" office:value="0.49135257079362943" table:style-name="ce39">
            <text:p>49,1%</text:p>
          </table:table-cell>
          <table:table-cell office:value-type="float" office:value="90886" table:style-name="ce38">
            <text:p>90.886</text:p>
          </table:table-cell>
          <table:table-cell office:value-type="percentage" office:value="0.16418988983672422" table:style-name="ce39">
            <text:p>16,4%</text:p>
          </table:table-cell>
          <table:table-cell office:value-type="float" office:value="4436710" table:style-name="ce38">
            <text:p>4.436.71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4218078912507779" table:style-name="ce39">
            <text:p>74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33" table:style-name="ce38">
            <text:p>72.533</text:p>
          </table:table-cell>
          <table:table-cell office:value-type="percentage" office:value="1" table:style-name="ce39">
            <text:p>100,0%</text:p>
          </table:table-cell>
          <table:table-cell office:value-type="float" office:value="100013" table:style-name="ce38">
            <text:p>100.013</text:p>
          </table:table-cell>
          <table:table-cell office:value-type="percentage" office:value="0.97195308020486104" table:style-name="ce39">
            <text:p>97,2%</text:p>
          </table:table-cell>
          <table:table-cell office:value-type="float" office:value="134800" table:style-name="ce38">
            <text:p>134.800</text:p>
          </table:table-cell>
          <table:table-cell office:value-type="percentage" office:value="0.91757482523194633" table:style-name="ce39">
            <text:p>91,8%</text:p>
          </table:table-cell>
          <table:table-cell office:value-type="float" office:value="190302" table:style-name="ce38">
            <text:p>190.302</text:p>
          </table:table-cell>
          <table:table-cell office:value-type="percentage" office:value="0.89236410698878343" table:style-name="ce39">
            <text:p>89,2%</text:p>
          </table:table-cell>
          <table:table-cell office:value-type="float" office:value="203108" table:style-name="ce38">
            <text:p>203.108</text:p>
          </table:table-cell>
          <table:table-cell office:value-type="percentage" office:value="0.79914383629016705" table:style-name="ce39">
            <text:p>79,9%</text:p>
          </table:table-cell>
          <table:table-cell office:value-type="float" office:value="127696" table:style-name="ce38">
            <text:p>127.696</text:p>
          </table:table-cell>
          <table:table-cell office:value-type="percentage" office:value="0.6109768759300106" table:style-name="ce39">
            <text:p>61,1%</text:p>
          </table:table-cell>
          <table:table-cell office:value-type="float" office:value="84872" table:style-name="ce38">
            <text:p>84.872</text:p>
          </table:table-cell>
          <table:table-cell office:value-type="percentage" office:value="0.4927314105243602" table:style-name="ce39">
            <text:p>49,3%</text:p>
          </table:table-cell>
          <table:table-cell office:value-type="float" office:value="2325" table:style-name="ce38">
            <text:p>2.325</text:p>
          </table:table-cell>
          <table:table-cell office:value-type="percentage" office:value="1.6385470844433168E-2" table:style-name="ce39">
            <text:p>1,6%</text:p>
          </table:table-cell>
          <table:table-cell office:value-type="float" office:value="915649" table:style-name="ce38">
            <text:p>915.64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9889561168030523" table:style-name="ce39">
            <text:p>69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54" table:style-name="ce38">
            <text:p>41.954</text:p>
          </table:table-cell>
          <table:table-cell office:value-type="percentage" office:value="1" table:style-name="ce39">
            <text:p>100,0%</text:p>
          </table:table-cell>
          <table:table-cell office:value-type="float" office:value="55561" table:style-name="ce38">
            <text:p>55.561</text:p>
          </table:table-cell>
          <table:table-cell office:value-type="percentage" office:value="0.99585962145110407" table:style-name="ce39">
            <text:p>99,6%</text:p>
          </table:table-cell>
          <table:table-cell office:value-type="float" office:value="69669" table:style-name="ce38">
            <text:p>69.669</text:p>
          </table:table-cell>
          <table:table-cell office:value-type="percentage" office:value="0.9434618926385353" table:style-name="ce39">
            <text:p>94,3%</text:p>
          </table:table-cell>
          <table:table-cell office:value-type="float" office:value="88333" table:style-name="ce38">
            <text:p>88.333</text:p>
          </table:table-cell>
          <table:table-cell office:value-type="percentage" office:value="0.9135313463089747" table:style-name="ce39">
            <text:p>91,4%</text:p>
          </table:table-cell>
          <table:table-cell office:value-type="float" office:value="89338" table:style-name="ce38">
            <text:p>89.338</text:p>
          </table:table-cell>
          <table:table-cell office:value-type="percentage" office:value="0.8271883854002704" table:style-name="ce39">
            <text:p>82,7%</text:p>
          </table:table-cell>
          <table:table-cell office:value-type="float" office:value="53908" table:style-name="ce38">
            <text:p>53.908</text:p>
          </table:table-cell>
          <table:table-cell office:value-type="percentage" office:value="0.66274080721899165" table:style-name="ce39">
            <text:p>66,3%</text:p>
          </table:table-cell>
          <table:table-cell office:value-type="float" office:value="36434" table:style-name="ce38">
            <text:p>36.434</text:p>
          </table:table-cell>
          <table:table-cell office:value-type="percentage" office:value="0.53479530876157766" table:style-name="ce39">
            <text:p>53,5%</text:p>
          </table:table-cell>
          <table:table-cell office:value-type="float" office:value="8892" table:style-name="ce38">
            <text:p>8.892</text:p>
          </table:table-cell>
          <table:table-cell office:value-type="percentage" office:value="0.15769312619706322" table:style-name="ce39">
            <text:p>15,8%</text:p>
          </table:table-cell>
          <table:table-cell office:value-type="float" office:value="444089" table:style-name="ce38">
            <text:p>444.08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6388740767243368" table:style-name="ce39">
            <text:p>76,4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52" table:style-name="ce38">
            <text:p>161.452</text:p>
          </table:table-cell>
          <table:table-cell office:value-type="percentage" office:value="1.0221715732826844" table:style-name="ce39">
            <text:p>102,2%</text:p>
          </table:table-cell>
          <table:table-cell office:value-type="float" office:value="211558" table:style-name="ce38">
            <text:p>211.558</text:p>
          </table:table-cell>
          <table:table-cell office:value-type="percentage" office:value="0.9928524833279363" table:style-name="ce39">
            <text:p>99,3%</text:p>
          </table:table-cell>
          <table:table-cell office:value-type="float" office:value="270074" table:style-name="ce38">
            <text:p>270.074</text:p>
          </table:table-cell>
          <table:table-cell office:value-type="percentage" office:value="0.96414024039783097" table:style-name="ce39">
            <text:p>96,4%</text:p>
          </table:table-cell>
          <table:table-cell office:value-type="float" office:value="312154" table:style-name="ce38">
            <text:p>312.154</text:p>
          </table:table-cell>
          <table:table-cell office:value-type="percentage" office:value="0.91816211096633005" table:style-name="ce39">
            <text:p>91,8%</text:p>
          </table:table-cell>
          <table:table-cell office:value-type="float" office:value="302323" table:style-name="ce38">
            <text:p>302.323</text:p>
          </table:table-cell>
          <table:table-cell office:value-type="percentage" office:value="0.83483968597172864" table:style-name="ce39">
            <text:p>83,5%</text:p>
          </table:table-cell>
          <table:table-cell office:value-type="float" office:value="156808" table:style-name="ce38">
            <text:p>156.808</text:p>
          </table:table-cell>
          <table:table-cell office:value-type="percentage" office:value="0.60185075016408041" table:style-name="ce39">
            <text:p>60,2%</text:p>
          </table:table-cell>
          <table:table-cell office:value-type="float" office:value="73379" table:style-name="ce38">
            <text:p>73.379</text:p>
          </table:table-cell>
          <table:table-cell office:value-type="percentage" office:value="0.36410233508986078" table:style-name="ce39">
            <text:p>36,4%</text:p>
          </table:table-cell>
          <table:table-cell office:value-type="float" office:value="26226" table:style-name="ce38">
            <text:p>26.226</text:p>
          </table:table-cell>
          <table:table-cell office:value-type="percentage" office:value="0.15554606597629977" table:style-name="ce39">
            <text:p>15,6%</text:p>
          </table:table-cell>
          <table:table-cell office:value-type="float" office:value="1513974" table:style-name="ce38">
            <text:p>1.513.97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6311365800327935" table:style-name="ce39">
            <text:p>76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1" table:style-name="ce38">
            <text:p>2.351</text:p>
          </table:table-cell>
          <table:table-cell office:value-type="percentage" office:value="0.90249520153550866" table:style-name="ce39">
            <text:p>90,2%</text:p>
          </table:table-cell>
          <table:table-cell office:value-type="float" office:value="3812" table:style-name="ce38">
            <text:p>3.812</text:p>
          </table:table-cell>
          <table:table-cell office:value-type="percentage" office:value="0.88281611857341358" table:style-name="ce39">
            <text:p>88,3%</text:p>
          </table:table-cell>
          <table:table-cell office:value-type="float" office:value="7202" table:style-name="ce38">
            <text:p>7.202</text:p>
          </table:table-cell>
          <table:table-cell office:value-type="percentage" office:value="0.91663484790632554" table:style-name="ce39">
            <text:p>91,7%</text:p>
          </table:table-cell>
          <table:table-cell office:value-type="float" office:value="9927" table:style-name="ce38">
            <text:p>9.927</text:p>
          </table:table-cell>
          <table:table-cell office:value-type="percentage" office:value="0.8590342679127726" table:style-name="ce39">
            <text:p>85,9%</text:p>
          </table:table-cell>
          <table:table-cell office:value-type="float" office:value="9975" table:style-name="ce38">
            <text:p>9.975</text:p>
          </table:table-cell>
          <table:table-cell office:value-type="percentage" office:value="0.78903654485049834" table:style-name="ce39">
            <text:p>78,9%</text:p>
          </table:table-cell>
          <table:table-cell office:value-type="float" office:value="7515" table:style-name="ce38">
            <text:p>7.515</text:p>
          </table:table-cell>
          <table:table-cell office:value-type="percentage" office:value="0.63183117538254585" table:style-name="ce39">
            <text:p>63,2%</text:p>
          </table:table-cell>
          <table:table-cell office:value-type="float" office:value="6631" table:style-name="ce38">
            <text:p>6.631</text:p>
          </table:table-cell>
          <table:table-cell office:value-type="percentage" office:value="0.60463207805233887" table:style-name="ce39">
            <text:p>60,5%</text:p>
          </table:table-cell>
          <table:table-cell office:value-type="float" office:value="3006" table:style-name="ce38">
            <text:p>3.006</text:p>
          </table:table-cell>
          <table:table-cell office:value-type="percentage" office:value="0.32938856015779094" table:style-name="ce39">
            <text:p>32,9%</text:p>
          </table:table-cell>
          <table:table-cell office:value-type="float" office:value="50419" table:style-name="ce38">
            <text:p>50.419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1047699570210665" table:style-name="ce39">
            <text:p>71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4" table:style-name="ce38">
            <text:p>1.944</text:p>
          </table:table-cell>
          <table:table-cell office:value-type="percentage" office:value="0.82758620689655171" table:style-name="ce39">
            <text:p>82,8%</text:p>
          </table:table-cell>
          <table:table-cell office:value-type="float" office:value="3198" table:style-name="ce38">
            <text:p>3.198</text:p>
          </table:table-cell>
          <table:table-cell office:value-type="percentage" office:value="0.8532550693703308" table:style-name="ce39">
            <text:p>85,3%</text:p>
          </table:table-cell>
          <table:table-cell office:value-type="float" office:value="6837" table:style-name="ce38">
            <text:p>6.837</text:p>
          </table:table-cell>
          <table:table-cell office:value-type="percentage" office:value="0.87351475661172862" table:style-name="ce39">
            <text:p>87,4%</text:p>
          </table:table-cell>
          <table:table-cell office:value-type="float" office:value="9187" table:style-name="ce38">
            <text:p>9.187</text:p>
          </table:table-cell>
          <table:table-cell office:value-type="percentage" office:value="0.81308080361093904" table:style-name="ce39">
            <text:p>81,3%</text:p>
          </table:table-cell>
          <table:table-cell office:value-type="float" office:value="9364" table:style-name="ce38">
            <text:p>9.364</text:p>
          </table:table-cell>
          <table:table-cell office:value-type="percentage" office:value="0.7802032994500917" table:style-name="ce39">
            <text:p>78,0%</text:p>
          </table:table-cell>
          <table:table-cell office:value-type="float" office:value="7454" table:style-name="ce38">
            <text:p>7.454</text:p>
          </table:table-cell>
          <table:table-cell office:value-type="percentage" office:value="0.61435753729498066" table:style-name="ce39">
            <text:p>61,4%</text:p>
          </table:table-cell>
          <table:table-cell office:value-type="float" office:value="6684" table:style-name="ce38">
            <text:p>6.684</text:p>
          </table:table-cell>
          <table:table-cell office:value-type="percentage" office:value="0.55723218007503128" table:style-name="ce39">
            <text:p>55,7%</text:p>
          </table:table-cell>
          <table:table-cell office:value-type="float" office:value="3200" table:style-name="ce38">
            <text:p>3.200</text:p>
          </table:table-cell>
          <table:table-cell office:value-type="percentage" office:value="0.33423856277418007" table:style-name="ce39">
            <text:p>33,4%</text:p>
          </table:table-cell>
          <table:table-cell office:value-type="float" office:value="47868" table:style-name="ce38">
            <text:p>47.86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748910852002763" table:style-name="ce39">
            <text:p>67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387" table:style-name="ce38">
            <text:p>3.387</text:p>
          </table:table-cell>
          <table:table-cell office:value-type="string" table:style-name="ce39">
            <text:p>-</text:p>
          </table:table-cell>
          <table:table-cell office:value-type="float" office:value="8998" table:style-name="ce38">
            <text:p>8.998</text:p>
          </table:table-cell>
          <table:table-cell office:value-type="string" table:style-name="ce39">
            <text:p>-</text:p>
          </table:table-cell>
          <table:table-cell office:value-type="float" office:value="20579" table:style-name="ce38">
            <text:p>20.579</text:p>
          </table:table-cell>
          <table:table-cell office:value-type="string" table:style-name="ce39">
            <text:p>-</text:p>
          </table:table-cell>
          <table:table-cell office:value-type="float" office:value="29136" table:style-name="ce38">
            <text:p>29.136</text:p>
          </table:table-cell>
          <table:table-cell office:value-type="string" table:style-name="ce39">
            <text:p>-</text:p>
          </table:table-cell>
          <table:table-cell office:value-type="float" office:value="21799" table:style-name="ce38">
            <text:p>21.799</text:p>
          </table:table-cell>
          <table:table-cell office:value-type="string" table:style-name="ce39">
            <text:p>-</text:p>
          </table:table-cell>
          <table:table-cell office:value-type="float" office:value="843" table:style-name="ce38">
            <text:p>843</text:p>
          </table:table-cell>
          <table:table-cell office:value-type="string" table:style-name="ce39">
            <text:p>-</text:p>
          </table:table-cell>
          <table:table-cell office:value-type="float" office:value="84784" table:style-name="ce38">
            <text:p>84.784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47" table:style-name="ce41">
            <text:p>147</text:p>
          </table:table-cell>
          <table:table-cell office:value-type="string" table:style-name="ce42">
            <text:p>-</text:p>
          </table:table-cell>
          <table:table-cell office:value-type="float" office:value="440" table:style-name="ce41">
            <text:p>440</text:p>
          </table:table-cell>
          <table:table-cell office:value-type="string" table:style-name="ce42">
            <text:p>-</text:p>
          </table:table-cell>
          <table:table-cell office:value-type="float" office:value="798" table:style-name="ce41">
            <text:p>798</text:p>
          </table:table-cell>
          <table:table-cell office:value-type="string" table:style-name="ce42">
            <text:p>-</text:p>
          </table:table-cell>
          <table:table-cell office:value-type="float" office:value="845" table:style-name="ce41">
            <text:p>845</text:p>
          </table:table-cell>
          <table:table-cell office:value-type="string" table:style-name="ce42">
            <text:p>-</text:p>
          </table:table-cell>
          <table:table-cell office:value-type="float" office:value="754" table:style-name="ce41">
            <text:p>754</text:p>
          </table:table-cell>
          <table:table-cell office:value-type="string" table:style-name="ce42">
            <text:p>-</text:p>
          </table:table-cell>
          <table:table-cell office:value-type="float" office:value="69" table:style-name="ce41">
            <text:p>69</text:p>
          </table:table-cell>
          <table:table-cell office:value-type="string" table:style-name="ce42">
            <text:p>-</text:p>
          </table:table-cell>
          <table:table-cell office:value-type="float" office:value="3088" table:style-name="ce41">
            <text:p>3.08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9842" table:style-name="ce45">
            <text:p>2.889.842</text:p>
          </table:table-cell>
          <table:table-cell office:value-type="percentage" office:value="1" table:style-name="ce46">
            <text:p>100,0%</text:p>
          </table:table-cell>
          <table:table-cell office:value-type="float" office:value="3892480" table:style-name="ce45">
            <text:p>3.892.480</text:p>
          </table:table-cell>
          <table:table-cell office:value-type="percentage" office:value="0.98293832519579949" table:style-name="ce46">
            <text:p>98,3%</text:p>
          </table:table-cell>
          <table:table-cell office:value-type="float" office:value="5053779" table:style-name="ce45">
            <text:p>5.053.779</text:p>
          </table:table-cell>
          <table:table-cell office:value-type="percentage" office:value="0.94693503037107463" table:style-name="ce46">
            <text:p>94,7%</text:p>
          </table:table-cell>
          <table:table-cell office:value-type="float" office:value="6385687" table:style-name="ce45">
            <text:p>6.385.687</text:p>
          </table:table-cell>
          <table:table-cell office:value-type="percentage" office:value="0.90792111135218634" table:style-name="ce46">
            <text:p>90,8%</text:p>
          </table:table-cell>
          <table:table-cell office:value-type="float" office:value="6488795" table:style-name="ce45">
            <text:p>6.488.795</text:p>
          </table:table-cell>
          <table:table-cell office:value-type="percentage" office:value="0.82222646294472312" table:style-name="ce46">
            <text:p>82,2%</text:p>
          </table:table-cell>
          <table:table-cell office:value-type="float" office:value="3920928" table:style-name="ce45">
            <text:p>3.920.928</text:p>
          </table:table-cell>
          <table:table-cell office:value-type="percentage" office:value="0.62932173087358878" table:style-name="ce46">
            <text:p>62,9%</text:p>
          </table:table-cell>
          <table:table-cell office:value-type="float" office:value="2241457" table:style-name="ce45">
            <text:p>2.241.457</text:p>
          </table:table-cell>
          <table:table-cell office:value-type="percentage" office:value="0.45331045333937353" table:style-name="ce46">
            <text:p>45,3%</text:p>
          </table:table-cell>
          <table:table-cell office:value-type="float" office:value="574220" table:style-name="ce45">
            <text:p>574.220</text:p>
          </table:table-cell>
          <table:table-cell office:value-type="percentage" office:value="0.147664275284762" table:style-name="ce46">
            <text:p>14,8%</text:p>
          </table:table-cell>
          <table:table-cell office:value-type="float" office:value="31447188" table:style-name="ce45">
            <text:p>31.447.18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4661246828008099" table:style-name="ce46">
            <text:p>74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8-23T14:36:12Z</meta:creation-date>
    <dc:date>2021-08-23T14:36:29Z</dc:date>
  </office:meta>
</office:document-meta>
</file>